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84/settings.xml" manifest:media-type="text/xml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meta.xml" manifest:media-type="text/xml"/>
  <manifest:file-entry manifest:full-path="Object 89/settings.xml" manifest:media-type="text/xml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Pictures/100002010000010F000000F5305F8D303B92EC7B.png" manifest:media-type="image/png"/>
  <manifest:file-entry manifest:full-path="Pictures/1000FDDC00001C17000019786EB03EB61D7F353A.svg" manifest:media-type="image/svg+xml"/>
  <manifest:file-entry manifest:full-path="Pictures/1001020B00001BF90000195F1DC2B0386E89CCEA.svg" manifest:media-type="image/svg+xml"/>
  <manifest:file-entry manifest:full-path="Pictures/1000020100000110000000F67300CAEA874EA746.png" manifest:media-type="image/png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TC1" svg:font-family="'Noto Sans CJK TC'" style:font-family-generic="swiss" style:font-pitch="variable"/>
    <style:font-face style:name="FreeSans" svg:font-family="FreeSans" style:font-family-generic="system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70a3dc" draw:textarea-horizontal-align="justify" draw:textarea-vertical-align="middle" draw:auto-grow-height="false" fo:min-height="0.564cm" fo:min-width="2.614cm"/>
    </style:style>
    <style:style style:name="gr2" style:family="graphic" style:parent-style-name="standard">
      <style:graphic-properties draw:stroke="none" draw:fill-color="#bbe33d" draw:textarea-horizontal-align="justify" draw:textarea-vertical-align="middle" draw:auto-grow-height="false" fo:min-height="0.388cm" fo:min-width="2.438cm"/>
    </style:style>
    <style:style style:name="gr3" style:family="graphic" style:parent-style-name="standard">
      <style:graphic-properties draw:stroke="none" draw:fill-color="#bf819e" draw:textarea-horizontal-align="justify" draw:textarea-vertical-align="middle" draw:auto-grow-height="false" fo:min-height="0.388cm" fo:min-width="2.438cm"/>
    </style:style>
    <style:style style:name="gr4" style:family="graphic" style:parent-style-name="standard">
      <style:graphic-properties draw:stroke="none" draw:fill-color="#70a3dc" draw:textarea-horizontal-align="justify" draw:textarea-vertical-align="middle" draw:auto-grow-height="false" fo:min-height="0.388cm" fo:min-width="2.438cm"/>
    </style:style>
    <style:style style:name="gr5" style:family="graphic" style:parent-style-name="standard">
      <style:graphic-properties draw:stroke="none" draw:fill-color="#ffd428" draw:textarea-horizontal-align="justify" draw:textarea-vertical-align="middle" draw:auto-grow-height="false" fo:min-height="0.388cm" fo:min-width="2.438cm"/>
    </style:style>
    <style:style style:name="gr6" style:family="graphic" style:parent-style-name="objectwithoutfill">
      <style:graphic-properties svg:stroke-width="0.106cm" svg:stroke-color="#333333" draw:marker-start-width="0.359cm" draw:marker-end="Arrow" draw:marker-end-width="0.26cm" draw:fill="solid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svg:stroke-width="0.053cm" svg:stroke-color="#333333" draw:marker-start-width="0.28cm" draw:marker-end-width="0.28cm" draw:fill="none" draw:textarea-horizontal-align="justify" draw:textarea-vertical-align="middle" draw:auto-grow-height="false" fo:min-height="7.196cm" fo:min-width="7.846cm" fo:padding-top="0.152cm" fo:padding-bottom="0.152cm" fo:padding-left="0.277cm" fo:padding-right="0.277cm"/>
    </style:style>
    <style:style style:name="gr9" style:family="graphic" style:parent-style-name="objectwithoutfill">
      <style:graphic-properties svg:stroke-width="0.053cm" svg:stroke-color="#333333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fo:min-height="0.556cm"/>
    </style:style>
    <style:style style:name="gr11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gr13" style:family="graphic" style:parent-style-name="standard">
      <style:graphic-properties draw:stroke="none" draw:fill-color="#729fcf" draw:textarea-horizontal-align="justify" draw:textarea-vertical-align="middle" draw:auto-grow-height="false" fo:min-height="0.95cm" fo:min-width="0.8cm"/>
    </style:style>
    <style:style style:name="gr14" style:family="graphic" style:parent-style-name="standard">
      <style:graphic-properties draw:stroke="none" draw:fill-color="#ff972f" draw:textarea-horizontal-align="justify" draw:textarea-vertical-align="middle" draw:auto-grow-height="false" fo:min-height="0.95cm" fo:min-width="0.8cm"/>
    </style:style>
    <style:style style:name="gr15" style:family="graphic" style:parent-style-name="standard">
      <style:graphic-properties draw:stroke="solid" svg:stroke-width="0.106cm" svg:stroke-color="#333333" draw:marker-start-width="0.359cm" draw:marker-end-width="0.359cm" draw:fill="none" draw:fill-color="#729fcf" draw:textarea-horizontal-align="justify" draw:textarea-vertical-align="middle" draw:auto-grow-height="false" fo:min-height="0.844cm" fo:min-width="0.694cm" fo:padding-top="0.178cm" fo:padding-bottom="0.178cm" fo:padding-left="0.303cm" fo:padding-right="0.303cm"/>
    </style:style>
    <style:style style:name="gr16" style:family="graphic" style:parent-style-name="standard">
      <style:graphic-properties draw:stroke="none" draw:fill-color="#b2b2b2" draw:textarea-horizontal-align="justify" draw:textarea-vertical-align="middle" draw:auto-grow-height="false" fo:min-height="0.95cm" fo:min-width="0.8cm"/>
    </style:style>
    <style:style style:name="gr17" style:family="graphic" style:parent-style-name="objectwithoutfill">
      <style:graphic-properties svg:stroke-width="0.081cm" svg:stroke-color="#1c1c1c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solid" svg:stroke-width="0.106cm" svg:stroke-color="#333333" draw:marker-start-width="0.359cm" draw:marker-end-width="0.359cm" draw:fill="solid" draw:fill-color="#ffde59" draw:textarea-horizontal-align="justify" draw:textarea-vertical-align="middle" draw:auto-grow-height="false" fo:min-height="0.844cm" fo:min-width="0.694cm" fo:padding-top="0.178cm" fo:padding-bottom="0.178cm" fo:padding-left="0.303cm" fo:padding-right="0.303cm"/>
    </style:style>
    <style:style style:name="gr19" style:family="graphic" style:parent-style-name="standard">
      <style:graphic-properties draw:stroke="none" draw:fill-color="#ff3838" draw:textarea-horizontal-align="justify" draw:textarea-vertical-align="middle" draw:auto-grow-height="false" fo:min-height="0.95cm" fo:min-width="0.8cm"/>
    </style:style>
    <style:style style:name="gr20" style:family="graphic" style:parent-style-name="無填入也無線條的物件">
      <style:graphic-properties draw:textarea-horizontal-align="center" draw:textarea-vertical-align="middle" draw:ole-draw-aspect="1" style:protect="size"/>
    </style:style>
    <style:style style:name="gr21" style:family="graphic" style:parent-style-name="standard">
      <style:graphic-properties draw:stroke="solid" svg:stroke-width="0.106cm" svg:stroke-color="#333333" draw:marker-start-width="0.359cm" draw:marker-end-width="0.359cm" draw:fill="solid" draw:fill-color="#eeeeee" draw:textarea-horizontal-align="justify" draw:textarea-vertical-align="middle" draw:auto-grow-height="false" fo:min-height="0.844cm" fo:min-width="8.494cm" fo:padding-top="0.178cm" fo:padding-bottom="0.178cm" fo:padding-left="0.303cm" fo:padding-right="0.303cm"/>
    </style:style>
    <style:style style:name="gr22" style:family="graphic" style:parent-style-name="standard">
      <style:graphic-properties draw:stroke="none" draw:fill-color="#ff6d6d" draw:textarea-horizontal-align="justify" draw:textarea-vertical-align="middle" draw:auto-grow-height="false" fo:min-height="0.95cm" fo:min-width="0.8cm"/>
    </style:style>
    <style:style style:name="gr23" style:family="graphic" style:parent-style-name="objectwithoutfill">
      <style:graphic-properties draw:stroke="dash" draw:stroke-dash="Fine_20_Dashed" svg:stroke-width="0.106cm" svg:stroke-color="#80808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svg:stroke-width="0.106cm" svg:stroke-color="#666666" draw:marker-start-width="0.359cm" draw:marker-end-width="0.359cm" draw:fill="none" draw:textarea-horizontal-align="justify" draw:textarea-vertical-align="middle" draw:auto-grow-height="false" fo:min-height="0.67cm" fo:min-width="0.42cm" fo:padding-top="0.178cm" fo:padding-bottom="0.178cm" fo:padding-left="0.303cm" fo:padding-right="0.303cm"/>
    </style:style>
    <style:style style:name="gr25" style:family="graphic" style:parent-style-name="objectwithoutfill">
      <style:graphic-properties svg:stroke-width="0.081cm" svg:stroke-color="#666666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draw:stroke="none" draw:fill-color="#bbe33d" draw:textarea-horizontal-align="justify" draw:textarea-vertical-align="middle" draw:auto-grow-height="false" fo:min-height="0.95cm" fo:min-width="0.8cm"/>
    </style:style>
    <style:style style:name="gr27" style:family="graphic" style:parent-style-name="standard">
      <style:graphic-properties draw:stroke="none" svg:stroke-color="#000000" draw:fill="none" draw:fill-color="#ffffff" fo:min-height="1.423cm"/>
    </style:style>
    <style:style style:name="gr28" style:family="graphic" style:parent-style-name="standard">
      <style:graphic-properties draw:stroke="dash" draw:stroke-dash="Fine_20_Dashed" svg:stroke-width="0.106cm" svg:stroke-color="#3465a4" draw:marker-start-width="0.359cm" draw:marker-end-width="0.359cm" draw:fill="none" draw:textarea-horizontal-align="justify" draw:textarea-vertical-align="middle" draw:auto-grow-height="false" fo:min-height="1.444cm" fo:min-width="9.194cm" fo:padding-top="0.178cm" fo:padding-bottom="0.178cm" fo:padding-left="0.303cm" fo:padding-right="0.303cm"/>
    </style:style>
    <style:style style:name="gr29" style:family="graphic" style:parent-style-name="standard">
      <style:graphic-properties draw:stroke="dash" draw:stroke-dash="Fine_20_Dashed" svg:stroke-width="0.106cm" svg:stroke-color="#3465a4" draw:marker-start-width="0.359cm" draw:marker-end-width="0.359cm" draw:fill="none" draw:textarea-horizontal-align="justify" draw:textarea-vertical-align="middle" draw:auto-grow-height="false" fo:min-height="4.444cm" fo:min-width="1.194cm" fo:padding-top="0.178cm" fo:padding-bottom="0.178cm" fo:padding-left="0.303cm" fo:padding-right="0.303cm"/>
    </style:style>
    <style:style style:name="gr30" style:family="graphic" style:parent-style-name="standard">
      <style:graphic-properties draw:stroke="none" draw:fill-color="#ffde59" draw:textarea-horizontal-align="justify" draw:textarea-vertical-align="middle" draw:auto-grow-height="false" fo:min-height="0.95cm" fo:min-width="0.8cm"/>
    </style:style>
    <style:style style:name="gr31" style:family="graphic" style:parent-style-name="standard">
      <style:graphic-properties draw:stroke="solid" svg:stroke-width="0.106cm" svg:stroke-color="#333333" draw:marker-start-width="0.359cm" draw:marker-end-width="0.359cm" draw:fill="solid" draw:fill-color="#d4ea6b" draw:textarea-horizontal-align="justify" draw:textarea-vertical-align="middle" draw:auto-grow-height="false" fo:min-height="0.844cm" fo:min-width="0.694cm" fo:padding-top="0.178cm" fo:padding-bottom="0.178cm" fo:padding-left="0.303cm" fo:padding-right="0.303cm"/>
    </style:style>
    <style:style style:name="gr32" style:family="graphic" style:parent-style-name="objectwithoutfill">
      <style:graphic-properties svg:stroke-width="0.081cm" svg:stroke-color="#1c1c1c" draw:marker-start-width="0.321cm" draw:marker-end="Arrow" draw:marker-end-width="0.421cm" draw:fill="solid" draw:fill-color="#d4ea6b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svg:stroke-width="0.106cm" svg:stroke-color="#666666" draw:marker-start-width="0.359cm" draw:marker-end-width="0.359cm" draw:fill="none" draw:textarea-horizontal-align="justify" draw:textarea-vertical-align="middle" draw:auto-grow-height="false" fo:min-height="0.564cm" fo:min-width="0.314cm" fo:padding-top="0.178cm" fo:padding-bottom="0.178cm" fo:padding-left="0.303cm" fo:padding-right="0.303cm"/>
    </style:style>
    <style:style style:name="gr34" style:family="graphic" style:parent-style-name="standard">
      <style:graphic-properties draw:stroke="dash" draw:stroke-dash="Fine_20_Dashed" svg:stroke-width="0.106cm" svg:stroke-color="#3465a4" draw:marker-start-width="0.359cm" draw:marker-end-width="0.359cm" draw:fill="none" draw:textarea-horizontal-align="justify" draw:textarea-vertical-align="middle" draw:auto-grow-height="false" fo:min-height="5.744cm" fo:min-width="9.194cm" fo:padding-top="0.178cm" fo:padding-bottom="0.178cm" fo:padding-left="0.303cm" fo:padding-right="0.303cm"/>
    </style:style>
    <style:style style:name="gr35" style:family="graphic" style:parent-style-name="standard">
      <style:graphic-properties draw:stroke="solid" svg:stroke-width="0.106cm" svg:stroke-color="#333333" draw:marker-start-width="0.359cm" draw:marker-end-width="0.359cm" draw:fill="none" draw:fill-color="#729fcf" draw:textarea-horizontal-align="justify" draw:textarea-vertical-align="middle" draw:auto-grow-height="false" fo:min-height="0.244cm" fo:min-width="0cm" fo:padding-top="0.178cm" fo:padding-bottom="0.178cm" fo:padding-left="0.303cm" fo:padding-right="0.303cm"/>
    </style:style>
    <style:style style:name="gr36" style:family="graphic" style:parent-style-name="standard">
      <style:graphic-properties draw:stroke="dash" draw:stroke-dash="Fine_20_Dashed" svg:stroke-width="0.106cm" svg:stroke-color="#3465a4" draw:marker-start-width="0.359cm" draw:marker-end-width="0.359cm" draw:fill="none" draw:textarea-horizontal-align="justify" draw:textarea-vertical-align="middle" draw:auto-grow-height="false" fo:min-height="6.544cm" fo:min-width="9.194cm" fo:padding-top="0.178cm" fo:padding-bottom="0.178cm" fo:padding-left="0.303cm" fo:padding-right="0.303cm"/>
    </style:style>
    <style:style style:name="gr37" style:family="graphic" style:parent-style-name="standard">
      <style:graphic-properties draw:stroke="solid" svg:stroke-width="0.106cm" svg:stroke-color="#333333" draw:marker-start-width="0.359cm" draw:marker-end-width="0.359cm" draw:fill="solid" draw:fill-color="#e0c2cd" draw:textarea-horizontal-align="justify" draw:textarea-vertical-align="middle" draw:auto-grow-height="false" fo:min-height="1.944cm" fo:min-width="3.994cm" fo:padding-top="0.178cm" fo:padding-bottom="0.178cm" fo:padding-left="0.303cm" fo:padding-right="0.303cm"/>
    </style:style>
    <style:style style:name="gr38" style:family="graphic" style:parent-style-name="objectwithoutfill">
      <style:graphic-properties svg:stroke-width="0.106cm" svg:stroke-color="#666666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39" style:family="graphic" style:parent-style-name="objectwithoutfill">
      <style:graphic-properties svg:stroke-width="0.106cm" svg:stroke-color="#333333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40" style:family="graphic" style:parent-style-name="standard">
      <style:graphic-properties svg:stroke-width="0.106cm" svg:stroke-color="#333333" draw:marker-start-width="0.358cm" draw:marker-end-width="0.358cm" draw:fill-color="#ffffff" draw:textarea-horizontal-align="justify" draw:textarea-vertical-align="middle" draw:auto-grow-height="false" fo:min-height="0.458cm" fo:min-width="0.208cm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-color="#70a3dc"/>
      <style:paragraph-properties fo:text-align="center"/>
      <style:text-properties fo:color="#1c1c1c"/>
    </style:style>
    <style:style style:name="P3" style:family="paragraph">
      <loext:graphic-properties draw:fill-color="#bbe33d"/>
      <style:paragraph-properties fo:text-align="center"/>
      <style:text-properties fo:color="#1c1c1c"/>
    </style:style>
    <style:style style:name="P4" style:family="paragraph">
      <loext:graphic-properties draw:fill-color="#bf819e"/>
      <style:paragraph-properties fo:text-align="center"/>
      <style:text-properties fo:color="#1c1c1c"/>
    </style:style>
    <style:style style:name="P5" style:family="paragraph">
      <loext:graphic-properties draw:fill-color="#ffd428"/>
      <style:paragraph-properties fo:text-align="center"/>
      <style:text-properties fo:color="#1c1c1c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text-properties fo:color="#1c1c1c" fo:font-weight="bold" style:font-weight-asian="bold" style:font-weight-complex="bold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/>
      <style:text-properties fo:color="#069a2e"/>
    </style:style>
    <style:style style:name="P10" style:family="paragraph">
      <loext:graphic-properties draw:fill="none" draw:fill-color="#ffffff"/>
      <style:text-properties fo:color="#069a2e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729fcf"/>
      <style:paragraph-properties fo:text-align="center"/>
    </style:style>
    <style:style style:name="P13" style:family="paragraph">
      <loext:graphic-properties draw:fill-color="#ff972f"/>
      <style:paragraph-properties fo:text-align="center"/>
    </style:style>
    <style:style style:name="P14" style:family="paragraph">
      <loext:graphic-properties draw:fill="none" draw:fill-color="#729fcf"/>
      <style:paragraph-properties fo:text-align="center"/>
    </style:style>
    <style:style style:name="P15" style:family="paragraph">
      <loext:graphic-properties draw:fill-color="#b2b2b2"/>
      <style:paragraph-properties fo:text-align="center"/>
    </style:style>
    <style:style style:name="P16" style:family="paragraph">
      <loext:graphic-properties draw:fill="solid" draw:fill-color="#ffde59"/>
      <style:paragraph-properties fo:text-align="center"/>
    </style:style>
    <style:style style:name="P17" style:family="paragraph">
      <loext:graphic-properties draw:fill-color="#ff3838"/>
      <style:paragraph-properties fo:text-align="center"/>
    </style:style>
    <style:style style:name="P18" style:family="paragraph">
      <loext:graphic-properties draw:fill="solid" draw:fill-color="#eeeeee"/>
      <style:paragraph-properties fo:text-align="center"/>
    </style:style>
    <style:style style:name="P19" style:family="paragraph">
      <loext:graphic-properties draw:fill-color="#ff6d6d"/>
      <style:paragraph-properties fo:text-align="center"/>
    </style:style>
    <style:style style:name="P20" style:family="paragraph">
      <loext:graphic-properties draw:fill="none" draw:fill-color="#ffffff"/>
      <style:text-properties fo:color="#333333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-color="#bbe33d"/>
      <style:paragraph-properties fo:text-align="center"/>
    </style:style>
    <style:style style:name="P23" style:family="paragraph">
      <loext:graphic-properties draw:fill-color="#ffde59"/>
      <style:paragraph-properties fo:text-align="center"/>
    </style:style>
    <style:style style:name="P24" style:family="paragraph">
      <loext:graphic-properties draw:fill="solid" draw:fill-color="#d4ea6b"/>
      <style:paragraph-properties fo:text-align="center"/>
    </style:style>
    <style:style style:name="P25" style:family="paragraph">
      <loext:graphic-properties draw:fill="solid" draw:fill-color="#e0c2cd"/>
      <style:paragraph-properties fo:text-align="center"/>
      <style:text-properties fo:color="#999999" fo:font-size="12pt" style:font-size-asian="12pt" style:font-size-complex="12pt"/>
    </style:style>
    <style:style style:name="P26" style:family="paragraph">
      <loext:graphic-properties draw:fill-color="#ffffff"/>
      <style:paragraph-properties fo:text-align="center"/>
    </style:style>
    <style:style style:name="T1" style:family="text">
      <style:text-properties fo:color="#1c1c1c" fo:font-size="16pt" style:font-size-asian="16pt" style:font-size-complex="16pt"/>
    </style:style>
    <style:style style:name="T2" style:family="text">
      <style:text-properties fo:color="#1c1c1c" fo:font-weight="bold" style:font-weight-asian="bold" style:font-weight-complex="bold"/>
    </style:style>
    <style:style style:name="T3" style:family="text">
      <style:text-properties fo:color="#069a2e" fo:font-size="14pt" style:font-size-asian="14pt" style:font-size-complex="14pt"/>
    </style:style>
    <style:style style:name="T4" style:family="text">
      <style:text-properties fo:color="#333333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Liberation Sans2" style:font-name-asian="Liberation Sans2" style:font-name-complex="Liberation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2" xml:id="id1" draw:id="id1" draw:layer="layout" svg:width="3.2cm" svg:height="0.9cm" svg:x="4.4cm" svg:y="8.4cm">
          <text:p text:style-name="P1"><text:span text:style-name="T1">Mat Mul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3.2cm" svg:height="0.9cm" svg:x="4.4cm" svg:y="6.601cm">
          <text:p text:style-name="P1"><text:span text:style-name="T1">Scal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" draw:id="id3" draw:layer="layout" svg:width="3.2cm" svg:height="0.9cm" svg:x="4.4cm" svg:y="4.702cm">
          <text:p text:style-name="P1"><text:span text:style-name="T1">Softmax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0" draw:id="id10" draw:layer="layout" svg:width="3.2cm" svg:height="0.9cm" svg:x="6.5cm" svg:y="2.801cm">
          <text:p text:style-name="P1"><text:span text:style-name="T1">Mat Mul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5" draw:id="id5" draw:layer="layout" svg:width="3.2cm" svg:height="0.9cm" svg:x="6.5cm" svg:y="10.401cm">
          <text:p text:style-name="P1"><text:span text:style-name="T1">Linear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4" draw:id="id4" draw:layer="layout" svg:width="3.2cm" svg:height="0.9cm" svg:x="2.3cm" svg:y="10.402cm">
          <text:p text:style-name="P1"><text:span text:style-name="T1">Linear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9" draw:id="id9" draw:layer="layout" svg:width="3.2cm" svg:height="0.9cm" svg:x="10.5cm" svg:y="10.402cm">
          <text:p text:style-name="P1"><text:span text:style-name="T1">Linear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draw:type="line" svg:x1="6cm" svg:y1="8.4cm" svg:x2="6cm" svg:y2="7.501cm" draw:start-shape="id1" draw:start-glue-point="0" draw:end-shape="id2" draw:end-glue-point="2" svg:d="M6000 8400v-899" svg:viewBox="0 0 1 900">
          <text:p/>
        </draw:connector>
        <draw:connector draw:style-name="gr6" draw:text-style-name="P6" draw:layer="layout" draw:type="line" svg:x1="6cm" svg:y1="6.601cm" svg:x2="6cm" svg:y2="5.602cm" draw:start-shape="id2" draw:start-glue-point="0" draw:end-shape="id3" draw:end-glue-point="2" svg:d="M6000 6601v-999" svg:viewBox="0 0 1 1000">
          <text:p/>
        </draw:connector>
        <draw:connector draw:style-name="gr6" draw:text-style-name="P6" draw:layer="layout" draw:type="lines" svg:x1="3.9cm" svg:y1="10.402cm" svg:x2="4.4cm" svg:y2="8.85cm" draw:start-shape="id4" draw:start-glue-point="0" draw:end-shape="id1" draw:end-glue-point="3" svg:d="M3900 10402v-500-1052h500" svg:viewBox="0 0 501 1553">
          <text:p/>
        </draw:connector>
        <draw:connector draw:style-name="gr6" draw:text-style-name="P6" draw:layer="layout" draw:type="lines" svg:x1="8.1cm" svg:y1="10.401cm" svg:x2="7.6cm" svg:y2="8.85cm" draw:start-shape="id5" draw:start-glue-point="0" draw:end-shape="id1" draw:end-glue-point="1" svg:d="M8100 10401v-500-1051h-500" svg:viewBox="0 0 501 1552">
          <text:p/>
        </draw:connector>
        <draw:connector draw:style-name="gr6" draw:text-style-name="P6" draw:layer="layout" draw:type="line" svg:x1="3.902cm" svg:y1="12.3cm" svg:x2="3.9cm" svg:y2="11.302cm" draw:start-shape="id6" draw:start-glue-point="0" draw:end-shape="id4" draw:end-glue-point="2" svg:d="M3902 12300l-2-998" svg:viewBox="0 0 3 999">
          <text:p/>
        </draw:connector>
        <draw:connector draw:style-name="gr6" draw:text-style-name="P6" draw:layer="layout" draw:type="line" svg:x1="8.1cm" svg:y1="12.3cm" svg:x2="8.1cm" svg:y2="11.301cm" draw:start-shape="id7" draw:start-glue-point="0" draw:end-shape="id5" draw:end-glue-point="2" svg:d="M8100 12300v-999" svg:viewBox="0 0 1 1000">
          <text:p/>
        </draw:connector>
        <draw:connector draw:style-name="gr6" draw:text-style-name="P6" draw:layer="layout" draw:type="line" svg:x1="12.126cm" svg:y1="12.314cm" svg:x2="12.1cm" svg:y2="11.302cm" draw:start-shape="id8" draw:start-glue-point="0" draw:end-shape="id9" draw:end-glue-point="2" svg:d="M12126 12314l-26-1012" svg:viewBox="0 0 27 1013">
          <text:p/>
        </draw:connector>
        <draw:connector draw:style-name="gr6" draw:text-style-name="P6" draw:layer="layout" draw:type="lines" svg:x1="6cm" svg:y1="4.702cm" svg:x2="6.5cm" svg:y2="3.251cm" draw:start-shape="id3" draw:start-glue-point="0" draw:end-shape="id10" draw:end-glue-point="3" svg:d="M6000 4702v-500-951h500" svg:viewBox="0 0 501 1452">
          <text:p/>
        </draw:connector>
        <draw:connector draw:style-name="gr6" draw:text-style-name="P6" draw:layer="layout" draw:type="lines" draw:line-skew="0cm 1.9cm" svg:x1="12.1cm" svg:y1="10.402cm" svg:x2="9.7cm" svg:y2="3.251cm" draw:start-shape="id9" draw:start-glue-point="0" draw:end-shape="id10" draw:end-glue-point="1" svg:d="M12100 10402v-500-6651h-2400" svg:viewBox="0 0 2401 7152">
          <text:p/>
        </draw:connector>
        <draw:frame draw:style-name="gr7" draw:text-style-name="P7" xml:id="id6" draw:id="id6" draw:layer="layout" svg:width="0.9cm" svg:height="0.962cm" svg:x="3.452cm" svg:y="12.3cm">
          <draw:text-box>
            <text:p><text:span text:style-name="T2">Q</text:span></text:p>
          </draw:text-box>
        </draw:frame>
        <draw:frame draw:style-name="gr7" draw:text-style-name="P7" xml:id="id7" draw:id="id7" draw:layer="layout" svg:width="0.8cm" svg:height="0.962cm" svg:x="7.7cm" svg:y="12.3cm">
          <draw:text-box>
            <text:p><text:span text:style-name="T2">K</text:span></text:p>
          </draw:text-box>
        </draw:frame>
        <draw:frame draw:style-name="gr7" draw:text-style-name="P7" xml:id="id8" draw:id="id8" draw:layer="layout" svg:width="0.9cm" svg:height="0.962cm" svg:x="11.676cm" svg:y="12.314cm">
          <draw:text-box>
            <text:p><text:span text:style-name="T2">V</text:span></text:p>
          </draw:text-box>
        </draw:frame>
        <draw:connector draw:style-name="gr6" draw:text-style-name="P6" draw:layer="layout" draw:type="line" svg:x1="8.1cm" svg:y1="2.801cm" svg:x2="8.106cm" svg:y2="1.966cm" draw:start-shape="id10" draw:start-glue-point="0" svg:d="M8100 2801l6-835" svg:viewBox="0 0 7 836">
          <text:p/>
        </draw:connector>
        <draw:custom-shape draw:style-name="gr8" draw:text-style-name="P9" draw:layer="layout" svg:width="8.4cm" svg:height="7.5cm" svg:x="1.8cm" svg:y="4.3cm">
          <text:p text:style-name="P8"><text:span text:style-name="T3">Compatibility</text:span></text:p>
          <text:p text:style-name="P8"><text:span text:style-name="T3">function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line" svg:x1="8.5cm" svg:y1="12.781cm" svg:x2="11.676cm" svg:y2="12.795cm" draw:start-shape="id7" draw:start-glue-point="1" draw:end-shape="id8" draw:end-glue-point="3" svg:d="M8500 12781l3176 14" svg:viewBox="0 0 3177 15">
          <text:p/>
        </draw:connector>
        <draw:frame draw:style-name="gr10" draw:text-style-name="P10" draw:layer="layout" svg:width="2cm" svg:height="0.806cm" svg:x="3.8cm" svg:y="2.8cm">
          <draw:text-box>
            <text:p><text:span text:style-name="T3">weight</text:span></text:p>
          </draw:text-box>
        </draw:frame>
        <draw:frame draw:style-name="gr11" draw:text-style-name="P1" draw:layer="layout" svg:width="7.974cm" svg:height="7.319cm" svg:x="2.2cm" svg:y="13.981cm">
          <draw:image xlink:href="Pictures/1000FDDC00001C17000019786EB03EB61D7F353A.svg" xlink:type="simple" xlink:show="embed" xlink:actuate="onLoad" loext:mime-type="image/svg+xml">
            <text:p/>
          </draw:image>
          <draw:image xlink:href="Pictures/1000020100000110000000F67300CAEA874EA746.png" xlink:type="simple" xlink:show="embed" xlink:actuate="onLoad" loext:mime-type="image/png"/>
        </draw:frame>
        <draw:frame draw:style-name="gr11" draw:text-style-name="P1" draw:layer="layout" svg:width="7.941cm" svg:height="7.291cm" svg:x="11.559cm" svg:y="14.002cm">
          <draw:image xlink:href="Pictures/1001020B00001BF90000195F1DC2B0386E89CCEA.svg" xlink:type="simple" xlink:show="embed" xlink:actuate="onLoad" loext:mime-type="image/svg+xml">
            <text:p/>
          </draw:image>
          <draw:image xlink:href="Pictures/100002010000010F000000F5305F8D303B92EC7B.png" xlink:type="simple" xlink:show="embed" xlink:actuate="onLoad" loext:mime-type="image/png"/>
        </draw:frame>
        <draw:frame draw:style-name="gr12" draw:text-style-name="P11" draw:layer="layout" svg:width="5.1cm" svg:height="1cm" svg:x="3.5cm" svg:y="21.5cm">
          <draw:text-box>
            <text:p>Global attention</text:p>
          </draw:text-box>
        </draw:frame>
        <draw:frame draw:style-name="gr12" draw:text-style-name="P11" draw:layer="layout" svg:width="4.7cm" svg:height="1cm" svg:x="13.2cm" svg:y="21.5cm">
          <draw:text-box>
            <text:p>Local attention</text:p>
          </draw:text-box>
        </draw:frame>
      </draw:page>
      <draw:page draw:name="page2" draw:style-name="dp1" draw:master-page-name="預設">
        <draw:custom-shape draw:style-name="gr13" draw:text-style-name="P12" xml:id="id11" draw:id="id11" draw:layer="layout" svg:width="1.3cm" svg:height="1.2cm" svg:x="2.174cm" svg:y="11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13" draw:id="id13" draw:layer="layout" svg:width="1.3cm" svg:height="1.2cm" svg:x="4.774cm" svg:y="11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15" draw:id="id15" draw:layer="layout" svg:width="1.3cm" svg:height="1.2cm" svg:x="7.374cm" svg:y="11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17" draw:id="id17" draw:layer="layout" svg:width="1.3cm" svg:height="1.2cm" svg:x="9.974cm" svg:y="11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.3cm" svg:height="1.2cm" svg:x="14.674cm" svg:y="1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.3cm" svg:height="1.2cm" svg:x="14.674cm" svg:y="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xml:id="id27" draw:id="id27" draw:layer="layout" svg:width="1.3cm" svg:height="1.2cm" svg:x="14.674cm" svg:y="4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xml:id="id12" draw:id="id12" draw:layer="layout" svg:width="1.3cm" svg:height="1.2cm" svg:x="2.174cm" svg:y="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xml:id="id14" draw:id="id14" draw:layer="layout" svg:width="1.3cm" svg:height="1.2cm" svg:x="4.774cm" svg:y="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xml:id="id16" draw:id="id16" draw:layer="layout" svg:width="1.3cm" svg:height="1.2cm" svg:x="7.374cm" svg:y="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xml:id="id18" draw:id="id18" draw:layer="layout" svg:width="1.3cm" svg:height="1.2cm" svg:x="9.974cm" svg:y="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xml:id="id19" draw:id="id19" draw:layer="layout" svg:width="1.3cm" svg:height="1.2cm" svg:x="2.174cm" svg:y="6.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xml:id="id20" draw:id="id20" draw:layer="layout" svg:width="1.3cm" svg:height="1.2cm" svg:x="4.774cm" svg:y="6.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xml:id="id21" draw:id="id21" draw:layer="layout" svg:width="1.3cm" svg:height="1.2cm" svg:x="7.374cm" svg:y="6.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xml:id="id22" draw:id="id22" draw:layer="layout" svg:width="1.3cm" svg:height="1.2cm" svg:x="9.974cm" svg:y="6.8cm">
          <text:p/>
          <draw:enhanced-geometry svg:viewBox="0 0 21600 21600" draw:type="rectangle" draw:enhanced-path="M 0 0 L 21600 0 21600 21600 0 21600 0 0 Z N"/>
        </draw:custom-shape>
        <draw:connector draw:style-name="gr17" draw:text-style-name="P6" draw:layer="layout" draw:type="line" svg:x1="2.824cm" svg:y1="11.3cm" svg:x2="2.824cm" svg:y2="10.2cm" draw:start-shape="id11" draw:start-glue-point="0" draw:end-shape="id12" draw:end-glue-point="2" svg:d="M2824 11300v-1100" svg:viewBox="0 0 1 1101">
          <text:p/>
        </draw:connector>
        <draw:connector draw:style-name="gr17" draw:text-style-name="P6" draw:layer="layout" draw:type="line" svg:x1="5.424cm" svg:y1="11.3cm" svg:x2="5.424cm" svg:y2="10.2cm" draw:start-shape="id13" draw:start-glue-point="0" draw:end-shape="id14" draw:end-glue-point="2" svg:d="M5424 11300v-1100" svg:viewBox="0 0 1 1101">
          <text:p/>
        </draw:connector>
        <draw:connector draw:style-name="gr17" draw:text-style-name="P6" draw:layer="layout" draw:type="line" svg:x1="8.024cm" svg:y1="11.3cm" svg:x2="8.024cm" svg:y2="10.2cm" draw:start-shape="id15" draw:start-glue-point="0" draw:end-shape="id16" draw:end-glue-point="2" svg:d="M8024 11300v-1100" svg:viewBox="0 0 1 1101">
          <text:p/>
        </draw:connector>
        <draw:connector draw:style-name="gr17" draw:text-style-name="P6" draw:layer="layout" draw:type="line" svg:x1="10.624cm" svg:y1="11.3cm" svg:x2="10.624cm" svg:y2="10.2cm" draw:start-shape="id17" draw:start-glue-point="0" draw:end-shape="id18" draw:end-glue-point="2" svg:d="M10624 11300v-1100" svg:viewBox="0 0 1 1101">
          <text:p/>
        </draw:connector>
        <draw:connector draw:style-name="gr17" draw:text-style-name="P6" draw:layer="layout" draw:type="line" svg:x1="2.824cm" svg:y1="9cm" svg:x2="2.824cm" svg:y2="8cm" draw:start-shape="id12" draw:start-glue-point="0" draw:end-shape="id19" draw:end-glue-point="2" svg:d="M2824 9000v-1000" svg:viewBox="0 0 1 1001">
          <text:p/>
        </draw:connector>
        <draw:connector draw:style-name="gr17" draw:text-style-name="P6" draw:layer="layout" draw:type="line" svg:x1="5.424cm" svg:y1="9cm" svg:x2="5.424cm" svg:y2="8cm" draw:start-shape="id14" draw:start-glue-point="0" draw:end-shape="id20" draw:end-glue-point="2" svg:d="M5424 9000v-1000" svg:viewBox="0 0 1 1001">
          <text:p/>
        </draw:connector>
        <draw:connector draw:style-name="gr17" draw:text-style-name="P6" draw:layer="layout" draw:type="line" svg:x1="8.024cm" svg:y1="9cm" svg:x2="8.024cm" svg:y2="8cm" draw:start-shape="id16" draw:start-glue-point="0" draw:end-shape="id21" draw:end-glue-point="2" svg:d="M8024 9000v-1000" svg:viewBox="0 0 1 1001">
          <text:p/>
        </draw:connector>
        <draw:connector draw:style-name="gr17" draw:text-style-name="P6" draw:layer="layout" draw:type="line" svg:x1="10.624cm" svg:y1="9cm" svg:x2="10.624cm" svg:y2="8cm" draw:start-shape="id18" draw:start-glue-point="0" draw:end-shape="id22" draw:end-glue-point="2" svg:d="M10624 9000v-1000" svg:viewBox="0 0 1 1001">
          <text:p/>
        </draw:connector>
        <draw:connector draw:style-name="gr17" draw:text-style-name="P6" draw:layer="layout" draw:type="line" svg:x1="3.474cm" svg:y1="9.6cm" svg:x2="4.774cm" svg:y2="9.6cm" draw:start-shape="id12" draw:start-glue-point="1" draw:end-shape="id14" draw:end-glue-point="3" svg:d="M3474 9600h1300" svg:viewBox="0 0 1301 1">
          <text:p/>
        </draw:connector>
        <draw:connector draw:style-name="gr17" draw:text-style-name="P6" draw:layer="layout" draw:type="line" svg:x1="6.074cm" svg:y1="9.6cm" svg:x2="7.374cm" svg:y2="9.6cm" draw:start-shape="id14" draw:start-glue-point="1" draw:end-shape="id16" draw:end-glue-point="3" svg:d="M6074 9600h1300" svg:viewBox="0 0 1301 1">
          <text:p/>
        </draw:connector>
        <draw:connector draw:style-name="gr17" draw:text-style-name="P6" draw:layer="layout" draw:type="line" svg:x1="8.674cm" svg:y1="9.6cm" svg:x2="9.974cm" svg:y2="9.6cm" draw:start-shape="id16" draw:start-glue-point="1" draw:end-shape="id18" draw:end-glue-point="3" svg:d="M8674 9600h1300" svg:viewBox="0 0 1301 1">
          <text:p/>
        </draw:connector>
        <draw:connector draw:style-name="gr17" draw:text-style-name="P6" draw:layer="layout" draw:type="line" svg:x1="2.824cm" svg:y1="6.8cm" svg:x2="2.824cm" svg:y2="5.8cm" draw:start-shape="id19" draw:start-glue-point="0" draw:end-shape="id23" draw:end-glue-point="2" svg:d="M2824 6800v-1000" svg:viewBox="0 0 1 1001">
          <text:p/>
        </draw:connector>
        <draw:connector draw:style-name="gr17" draw:text-style-name="P6" draw:layer="layout" draw:type="line" svg:x1="5.424cm" svg:y1="6.8cm" svg:x2="5.424cm" svg:y2="5.8cm" draw:start-shape="id20" draw:start-glue-point="0" draw:end-shape="id24" draw:end-glue-point="2" svg:d="M5424 6800v-1000" svg:viewBox="0 0 1 1001">
          <text:p/>
        </draw:connector>
        <draw:connector draw:style-name="gr17" draw:text-style-name="P6" draw:layer="layout" draw:type="line" svg:x1="8.024cm" svg:y1="6.8cm" svg:x2="8.024cm" svg:y2="5.8cm" draw:start-shape="id21" draw:start-glue-point="0" draw:end-shape="id25" draw:end-glue-point="2" svg:d="M8024 6800v-1000" svg:viewBox="0 0 1 1001">
          <text:p/>
        </draw:connector>
        <draw:connector draw:style-name="gr17" draw:text-style-name="P6" draw:layer="layout" draw:type="line" svg:x1="10.624cm" svg:y1="6.8cm" svg:x2="10.624cm" svg:y2="5.8cm" draw:start-shape="id22" draw:start-glue-point="0" draw:end-shape="id26" draw:end-glue-point="2" svg:d="M10624 6800v-1000" svg:viewBox="0 0 1 1001">
          <text:p/>
        </draw:connector>
        <draw:connector draw:style-name="gr17" draw:text-style-name="P6" draw:layer="layout" draw:type="line" svg:x1="14.674cm" svg:y1="5.2cm" svg:x2="3.474cm" svg:y2="5.2cm" draw:start-shape="id27" draw:start-glue-point="3" draw:end-shape="id23" draw:end-glue-point="1" svg:d="M14674 5200h-11200" svg:viewBox="0 0 11201 1">
          <text:p/>
        </draw:connector>
        <draw:custom-shape draw:style-name="gr18" draw:text-style-name="P16" xml:id="id23" draw:id="id23" draw:layer="layout" svg:width="1.3cm" svg:height="1.2cm" svg:x="2.174cm" svg:y="4.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xml:id="id24" draw:id="id24" draw:layer="layout" svg:width="1.3cm" svg:height="1.2cm" svg:x="4.774cm" svg:y="4.6cm">
          <text:p/>
          <draw:enhanced-geometry svg:viewBox="0 0 21600 21600" draw:type="rectangle" draw:enhanced-path="M 0 0 L 21600 0 21600 21600 0 21600 0 0 Z N"/>
        </draw:custom-shape>
        <draw:connector draw:style-name="gr17" draw:text-style-name="P6" draw:layer="layout" draw:type="line" svg:x1="14.674cm" svg:y1="5.2cm" svg:x2="6.074cm" svg:y2="5.2cm" draw:start-shape="id27" draw:start-glue-point="3" draw:end-shape="id24" draw:end-glue-point="1" svg:d="M14674 5200h-8600" svg:viewBox="0 0 8601 1">
          <text:p/>
        </draw:connector>
        <draw:connector draw:style-name="gr17" draw:text-style-name="P6" draw:layer="layout" draw:type="line" svg:x1="14.674cm" svg:y1="5.2cm" svg:x2="8.674cm" svg:y2="5.2cm" draw:start-shape="id27" draw:start-glue-point="3" draw:end-shape="id25" draw:end-glue-point="1" svg:d="M14674 5200h-6000" svg:viewBox="0 0 6001 1">
          <text:p/>
        </draw:connector>
        <draw:connector draw:style-name="gr17" draw:text-style-name="P6" draw:layer="layout" draw:type="line" svg:x1="14.674cm" svg:y1="5.2cm" svg:x2="11.274cm" svg:y2="5.2cm" draw:start-shape="id27" draw:start-glue-point="3" draw:end-shape="id26" draw:end-glue-point="1" svg:d="M14674 5200h-3400" svg:viewBox="0 0 3401 1">
          <text:p/>
        </draw:connector>
        <draw:custom-shape draw:style-name="gr18" draw:text-style-name="P16" xml:id="id26" draw:id="id26" draw:layer="layout" svg:width="1.3cm" svg:height="1.2cm" svg:x="9.974cm" svg:y="4.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xml:id="id25" draw:id="id25" draw:layer="layout" svg:width="1.3cm" svg:height="1.2cm" svg:x="7.374cm" svg:y="4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xml:id="id28" draw:id="id28" draw:layer="layout" svg:width="1.3cm" svg:height="1.2cm" svg:x="2.174cm" svg:y="2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xml:id="id29" draw:id="id29" draw:layer="layout" svg:width="1.3cm" svg:height="1.2cm" svg:x="4.774cm" svg:y="2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xml:id="id30" draw:id="id30" draw:layer="layout" svg:width="1.3cm" svg:height="1.2cm" svg:x="7.374cm" svg:y="2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xml:id="id31" draw:id="id31" draw:layer="layout" svg:width="1.3cm" svg:height="1.2cm" svg:x="9.974cm" svg:y="2.5cm">
          <text:p/>
          <draw:enhanced-geometry svg:viewBox="0 0 21600 21600" draw:type="rectangle" draw:enhanced-path="M 0 0 L 21600 0 21600 21600 0 21600 0 0 Z N"/>
        </draw:custom-shape>
        <draw:connector draw:style-name="gr17" draw:text-style-name="P6" draw:layer="layout" draw:type="line" svg:x1="2.824cm" svg:y1="4.6cm" svg:x2="2.824cm" svg:y2="3.7cm" draw:start-shape="id23" draw:start-glue-point="0" draw:end-shape="id28" draw:end-glue-point="2" svg:d="M2824 4600v-900" svg:viewBox="0 0 1 901">
          <text:p/>
        </draw:connector>
        <draw:connector draw:style-name="gr17" draw:text-style-name="P6" draw:layer="layout" draw:type="line" svg:x1="5.424cm" svg:y1="4.6cm" svg:x2="5.424cm" svg:y2="3.7cm" draw:start-shape="id24" draw:start-glue-point="0" draw:end-shape="id29" draw:end-glue-point="2" svg:d="M5424 4600v-900" svg:viewBox="0 0 1 901">
          <text:p/>
        </draw:connector>
        <draw:connector draw:style-name="gr17" draw:text-style-name="P6" draw:layer="layout" draw:type="line" svg:x1="8.024cm" svg:y1="4.6cm" svg:x2="8.024cm" svg:y2="3.7cm" draw:start-shape="id25" draw:start-glue-point="0" draw:end-shape="id30" draw:end-glue-point="2" svg:d="M8024 4600v-900" svg:viewBox="0 0 1 901">
          <text:p/>
        </draw:connector>
        <draw:connector draw:style-name="gr17" draw:text-style-name="P6" draw:layer="layout" draw:type="line" svg:x1="10.624cm" svg:y1="4.6cm" svg:x2="10.624cm" svg:y2="3.7cm" draw:start-shape="id26" draw:start-glue-point="0" draw:end-shape="id31" draw:end-glue-point="2" svg:d="M10624 4600v-900" svg:viewBox="0 0 1 901">
          <text:p/>
        </draw:connector>
        <draw:frame draw:style-name="gr20" draw:text-style-name="P1" draw:layer="layout" svg:width="0.828cm" svg:height="0.885cm" svg:x="2.4cm" svg:y="2.61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0" draw:text-style-name="P1" draw:layer="layout" svg:width="0.828cm" svg:height="0.885cm" svg:x="5cm" svg:y="2.61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0" draw:text-style-name="P1" draw:layer="layout" svg:width="0.828cm" svg:height="0.885cm" svg:x="7.6cm" svg:y="2.61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0" draw:text-style-name="P1" draw:layer="layout" svg:width="0.845cm" svg:height="0.885cm" svg:x="10.2cm" svg:y="2.61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0" draw:text-style-name="P1" draw:layer="layout" svg:width="0.724cm" svg:height="0.797cm" svg:x="2.5cm" svg:y="7.01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0" draw:text-style-name="P1" draw:layer="layout" svg:width="0.731cm" svg:height="0.797cm" svg:x="5.1cm" svg:y="7.01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0" draw:text-style-name="P1" draw:layer="layout" svg:width="0.731cm" svg:height="0.797cm" svg:x="7.7cm" svg:y="7.01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0" draw:text-style-name="P1" draw:layer="layout" svg:width="0.752cm" svg:height="0.797cm" svg:x="10.3cm" svg:y="7.01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0" draw:text-style-name="P1" draw:layer="layout" svg:width="0.859cm" svg:height="0.797cm" svg:x="2.5cm" svg:y="11.51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0" draw:text-style-name="P1" draw:layer="layout" svg:width="0.866cm" svg:height="0.797cm" svg:x="5.001cm" svg:y="11.51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0" draw:text-style-name="P1" draw:layer="layout" svg:width="0.866cm" svg:height="0.797cm" svg:x="7.602cm" svg:y="11.51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0" draw:text-style-name="P1" draw:layer="layout" svg:width="0.887cm" svg:height="0.797cm" svg:x="10.203cm" svg:y="11.5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0" draw:text-style-name="P1" draw:layer="layout" svg:width="0.713cm" svg:height="0.797cm" svg:x="14.901cm" svg:y="4.81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0" draw:text-style-name="P1" draw:layer="layout" svg:width="0.702cm" svg:height="0.797cm" svg:x="14.902cm" svg:y="3.21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0" draw:text-style-name="P1" draw:layer="layout" svg:width="0.709cm" svg:height="0.797cm" svg:x="14.903cm" svg:y="1.6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custom-shape draw:style-name="gr19" draw:text-style-name="P17" draw:layer="layout" svg:width="1.3cm" svg:height="1.2cm" svg:x="2.074cm" svg:y="17.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1.3cm" svg:height="1.2cm" svg:x="4.674cm" svg:y="17.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1.3cm" svg:height="1.2cm" svg:x="7.274cm" svg:y="17.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1.3cm" svg:height="1.2cm" svg:x="9.874cm" svg:y="17.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9.1cm" svg:height="1.2cm" svg:x="2.074cm" svg:y="15.974cm">
          <text:p text:style-name="P1">softmax</text:p>
          <draw:enhanced-geometry svg:viewBox="0 0 21600 21600" draw:type="rectangle" draw:enhanced-path="M 0 0 L 21600 0 21600 21600 0 21600 0 0 Z N"/>
        </draw:custom-shape>
        <draw:connector draw:style-name="gr17" draw:text-style-name="P6" draw:layer="layout" draw:type="line" svg:x1="2.724cm" svg:y1="15.921cm" svg:x2="2.724cm" svg:y2="14.821cm" svg:d="M2724 15921v-1100" svg:viewBox="0 0 1 1101">
          <text:p/>
        </draw:connector>
        <draw:connector draw:style-name="gr17" draw:text-style-name="P6" draw:layer="layout" draw:type="line" svg:x1="5.324cm" svg:y1="15.921cm" svg:x2="5.324cm" svg:y2="14.821cm" svg:d="M5324 15921v-1100" svg:viewBox="0 0 1 1101">
          <text:p/>
        </draw:connector>
        <draw:connector draw:style-name="gr17" draw:text-style-name="P6" draw:layer="layout" draw:type="line" svg:x1="7.924cm" svg:y1="15.921cm" svg:x2="7.924cm" svg:y2="14.821cm" svg:d="M7924 15921v-1100" svg:viewBox="0 0 1 1101">
          <text:p/>
        </draw:connector>
        <draw:connector draw:style-name="gr17" draw:text-style-name="P6" draw:layer="layout" draw:type="line" svg:x1="10.524cm" svg:y1="15.921cm" svg:x2="10.524cm" svg:y2="14.821cm" svg:d="M10524 15921v-1100" svg:viewBox="0 0 1 1101">
          <text:p/>
        </draw:connector>
        <draw:connector draw:style-name="gr17" draw:text-style-name="P6" draw:layer="layout" draw:type="line" svg:x1="2.724cm" svg:y1="17.942cm" svg:x2="2.724cm" svg:y2="16.842cm" svg:d="M2724 17942v-1100" svg:viewBox="0 0 1 1101">
          <text:p/>
        </draw:connector>
        <draw:connector draw:style-name="gr17" draw:text-style-name="P6" draw:layer="layout" draw:type="line" svg:x1="5.324cm" svg:y1="17.942cm" svg:x2="5.324cm" svg:y2="16.842cm" svg:d="M5324 17942v-1100" svg:viewBox="0 0 1 1101">
          <text:p/>
        </draw:connector>
        <draw:connector draw:style-name="gr17" draw:text-style-name="P6" draw:layer="layout" draw:type="line" svg:x1="7.924cm" svg:y1="17.942cm" svg:x2="7.924cm" svg:y2="16.842cm" svg:d="M7924 17942v-1100" svg:viewBox="0 0 1 1101">
          <text:p/>
        </draw:connector>
        <draw:connector draw:style-name="gr17" draw:text-style-name="P6" draw:layer="layout" draw:type="line" svg:x1="10.524cm" svg:y1="17.942cm" svg:x2="10.524cm" svg:y2="16.842cm" svg:d="M10524 17942v-1100" svg:viewBox="0 0 1 1101">
          <text:p/>
        </draw:connector>
        <draw:custom-shape draw:style-name="gr22" draw:text-style-name="P19" draw:layer="layout" svg:width="1.3cm" svg:height="1.2cm" svg:x="2.074cm" svg:y="13.6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1.3cm" svg:height="1.2cm" svg:x="4.674cm" svg:y="13.6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1.3cm" svg:height="1.2cm" svg:x="7.274cm" svg:y="13.6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1.3cm" svg:height="1.2cm" svg:x="9.874cm" svg:y="13.674cm">
          <text:p/>
          <draw:enhanced-geometry svg:viewBox="0 0 21600 21600" draw:type="rectangle" draw:enhanced-path="M 0 0 L 21600 0 21600 21600 0 21600 0 0 Z N"/>
        </draw:custom-shape>
        <draw:frame draw:style-name="gr20" draw:text-style-name="P1" draw:layer="layout" svg:width="0.828cm" svg:height="0.885cm" svg:x="2.3cm" svg:y="18.01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0" draw:text-style-name="P1" draw:layer="layout" svg:width="0.828cm" svg:height="0.885cm" svg:x="4.9cm" svg:y="18.01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20" draw:text-style-name="P1" draw:layer="layout" svg:width="0.828cm" svg:height="0.885cm" svg:x="7.5cm" svg:y="18.017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20" draw:text-style-name="P1" draw:layer="layout" svg:width="0.845cm" svg:height="0.885cm" svg:x="10.1cm" svg:y="18.01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20" draw:text-style-name="P1" draw:layer="layout" svg:width="0.828cm" svg:height="1.004cm" svg:x="2.3cm" svg:y="13.81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0" draw:text-style-name="P1" draw:layer="layout" svg:width="0.828cm" svg:height="1.004cm" svg:x="4.9cm" svg:y="13.81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20" draw:text-style-name="P1" draw:layer="layout" svg:width="0.828cm" svg:height="1.008cm" svg:x="7.5cm" svg:y="13.81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20" draw:text-style-name="P1" draw:layer="layout" svg:width="0.845cm" svg:height="1.004cm" svg:x="10.1cm" svg:y="13.81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line draw:style-name="gr23" draw:text-style-name="P6" draw:layer="layout" svg:x1="13.6cm" svg:y1="14.3cm" svg:x2="11.5cm" svg:y2="14.3cm">
          <text:p/>
        </draw:line>
        <draw:frame draw:style-name="gr7" draw:text-style-name="P20" draw:layer="layout" svg:width="3.5cm" svg:height="0.962cm" svg:x="13.7cm" svg:y="13.8cm">
          <draw:text-box>
            <text:p><text:span text:style-name="T4">probability</text:span></text:p>
          </draw:text-box>
        </draw:frame>
        <draw:custom-shape draw:style-name="gr16" draw:text-style-name="P15" xml:id="id32" draw:id="id32" draw:layer="layout" svg:width="1.3cm" svg:height="1.2cm" svg:x="2.474cm" svg:y="25.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xml:id="id34" draw:id="id34" draw:layer="layout" svg:width="1.3cm" svg:height="1.2cm" svg:x="5.074cm" svg:y="25.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xml:id="id35" draw:id="id35" draw:layer="layout" svg:width="1.3cm" svg:height="1.2cm" svg:x="7.674cm" svg:y="25.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xml:id="id36" draw:id="id36" draw:layer="layout" svg:width="1.3cm" svg:height="1.2cm" svg:x="10.274cm" svg:y="25.8cm">
          <text:p/>
          <draw:enhanced-geometry svg:viewBox="0 0 21600 21600" draw:type="rectangle" draw:enhanced-path="M 0 0 L 21600 0 21600 21600 0 21600 0 0 Z N"/>
        </draw:custom-shape>
        <draw:frame draw:style-name="gr20" draw:text-style-name="P1" draw:layer="layout" svg:width="0.724cm" svg:height="0.797cm" svg:x="2.8cm" svg:y="26.016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20" draw:text-style-name="P1" draw:layer="layout" svg:width="0.731cm" svg:height="0.797cm" svg:x="5.4cm" svg:y="26.01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0" draw:text-style-name="P1" draw:layer="layout" svg:width="0.731cm" svg:height="0.797cm" svg:x="8cm" svg:y="26.018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20" draw:text-style-name="P1" draw:layer="layout" svg:width="0.752cm" svg:height="0.797cm" svg:x="10.6cm" svg:y="26.019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custom-shape draw:style-name="gr24" draw:text-style-name="P21" xml:id="id33" draw:id="id33" draw:layer="layout" svg:width="1.3cm" svg:height="1.3cm" svg:x="6.3cm" svg:y="2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6" draw:layer="layout" draw:type="line" svg:x1="3.124cm" svg:y1="25.8cm" svg:x2="6.3cm" svg:y2="22.45cm" draw:start-shape="id32" draw:start-glue-point="0" draw:end-shape="id33" draw:end-glue-point="6" svg:d="M3124 25800l3176-3350" svg:viewBox="0 0 3177 3351">
          <text:p/>
        </draw:connector>
        <draw:connector draw:style-name="gr25" draw:text-style-name="P6" draw:layer="layout" draw:type="line" svg:x1="5.724cm" svg:y1="25.8cm" svg:x2="6.49cm" svg:y2="22.91cm" draw:start-shape="id34" draw:start-glue-point="0" draw:end-shape="id33" draw:end-glue-point="7" svg:d="M5724 25800l766-2890" svg:viewBox="0 0 767 2891">
          <text:p/>
        </draw:connector>
        <draw:connector draw:style-name="gr25" draw:text-style-name="P6" draw:layer="layout" draw:type="line" svg:x1="8.324cm" svg:y1="25.8cm" svg:x2="7.41cm" svg:y2="22.91cm" draw:start-shape="id35" draw:start-glue-point="0" draw:end-shape="id33" draw:end-glue-point="9" svg:d="M8324 25800l-914-2890" svg:viewBox="0 0 915 2891">
          <text:p/>
        </draw:connector>
        <draw:connector draw:style-name="gr25" draw:text-style-name="P6" draw:layer="layout" draw:type="line" svg:x1="10.924cm" svg:y1="25.8cm" svg:x2="7.6cm" svg:y2="22.45cm" draw:start-shape="id36" draw:start-glue-point="0" draw:end-shape="id33" draw:end-glue-point="10" svg:d="M10924 25800l-3324-3350" svg:viewBox="0 0 3325 3351">
          <text:p/>
        </draw:connector>
        <draw:custom-shape draw:style-name="gr22" draw:text-style-name="P19" draw:layer="layout" svg:width="1.3cm" svg:height="1.2cm" svg:x="3.074cm" svg:y="23.8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1.3cm" svg:height="1.2cm" svg:x="5.274cm" svg:y="23.8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1.3cm" svg:height="1.2cm" svg:x="7.474cm" svg:y="23.8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1.3cm" svg:height="1.2cm" svg:x="9.674cm" svg:y="23.874cm">
          <text:p/>
          <draw:enhanced-geometry svg:viewBox="0 0 21600 21600" draw:type="rectangle" draw:enhanced-path="M 0 0 L 21600 0 21600 21600 0 21600 0 0 Z N"/>
        </draw:custom-shape>
        <draw:frame draw:style-name="gr20" draw:text-style-name="P1" draw:layer="layout" svg:width="0.828cm" svg:height="1.004cm" svg:x="3.3cm" svg:y="24.01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0" draw:text-style-name="P1" draw:layer="layout" svg:width="0.828cm" svg:height="1.004cm" svg:x="5.5cm" svg:y="24.01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0" draw:text-style-name="P1" draw:layer="layout" svg:width="0.828cm" svg:height="1.008cm" svg:x="7.7cm" svg:y="24.01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0" draw:text-style-name="P1" draw:layer="layout" svg:width="0.845cm" svg:height="1.004cm" svg:x="9.9cm" svg:y="24.01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26" draw:text-style-name="P22" xml:id="id37" draw:id="id37" draw:layer="layout" svg:width="1.3cm" svg:height="1.2cm" svg:x="6.3cm" svg:y="19.6cm">
          <text:p/>
          <draw:enhanced-geometry svg:viewBox="0 0 21600 21600" draw:type="rectangle" draw:enhanced-path="M 0 0 L 21600 0 21600 21600 0 21600 0 0 Z N"/>
        </draw:custom-shape>
        <draw:frame draw:style-name="gr20" draw:text-style-name="P1" draw:layer="layout" svg:width="0.722cm" svg:height="0.797cm" svg:x="6.626cm" svg:y="19.819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connector draw:style-name="gr25" draw:text-style-name="P6" draw:layer="layout" draw:type="line" svg:x1="6.95cm" svg:y1="21.8cm" svg:x2="6.95cm" svg:y2="20.8cm" draw:start-shape="id33" draw:start-glue-point="4" draw:end-shape="id37" draw:end-glue-point="2" svg:d="M6950 21800v-1000" svg:viewBox="0 0 1 1001">
          <text:p/>
        </draw:connector>
        <draw:line draw:style-name="gr23" draw:text-style-name="P6" draw:layer="layout" svg:x1="10cm" svg:y1="20.2cm" svg:x2="7.9cm" svg:y2="20.2cm">
          <text:p/>
        </draw:line>
        <draw:frame draw:style-name="gr27" draw:text-style-name="P20" draw:layer="layout" svg:width="2.7cm" svg:height="1.673cm" svg:x="10.1cm" svg:y="19.7cm">
          <draw:text-box>
            <text:p><text:span text:style-name="T4">Context vector</text:span></text:p>
          </draw:text-box>
        </draw:frame>
      </draw:page>
      <draw:page draw:name="page3" draw:style-name="dp1" draw:master-page-name="預設">
        <draw:custom-shape draw:style-name="gr14" draw:text-style-name="P13" draw:layer="layout" svg:width="1.3cm" svg:height="1.2cm" svg:x="14.648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.3cm" svg:height="1.2cm" svg:x="14.648cm" svg:y="9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xml:id="id46" draw:id="id46" draw:layer="layout" svg:width="1.3cm" svg:height="1.2cm" svg:x="14.648cm" svg:y="1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xml:id="id38" draw:id="id38" draw:layer="layout" svg:width="1.3cm" svg:height="1.2cm" svg:x="2.148cm" svg:y="13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xml:id="id40" draw:id="id40" draw:layer="layout" svg:width="1.3cm" svg:height="1.2cm" svg:x="4.748cm" svg:y="13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xml:id="id42" draw:id="id42" draw:layer="layout" svg:width="1.3cm" svg:height="1.2cm" svg:x="7.348cm" svg:y="13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xml:id="id44" draw:id="id44" draw:layer="layout" svg:width="1.3cm" svg:height="1.2cm" svg:x="9.948cm" svg:y="13.2cm">
          <text:p/>
          <draw:enhanced-geometry svg:viewBox="0 0 21600 21600" draw:type="rectangle" draw:enhanced-path="M 0 0 L 21600 0 21600 21600 0 21600 0 0 Z N"/>
        </draw:custom-shape>
        <draw:connector draw:style-name="gr17" draw:text-style-name="P6" draw:layer="layout" draw:type="line" svg:x1="2.798cm" svg:y1="13.2cm" svg:x2="2.798cm" svg:y2="12.2cm" draw:start-shape="id38" draw:start-glue-point="0" draw:end-shape="id39" draw:end-glue-point="2" svg:d="M2798 13200v-1000" svg:viewBox="0 0 1 1001">
          <text:p/>
        </draw:connector>
        <draw:connector draw:style-name="gr17" draw:text-style-name="P6" draw:layer="layout" draw:type="line" svg:x1="5.398cm" svg:y1="13.2cm" svg:x2="5.398cm" svg:y2="12.2cm" draw:start-shape="id40" draw:start-glue-point="0" draw:end-shape="id41" draw:end-glue-point="2" svg:d="M5398 13200v-1000" svg:viewBox="0 0 1 1001">
          <text:p/>
        </draw:connector>
        <draw:connector draw:style-name="gr17" draw:text-style-name="P6" draw:layer="layout" draw:type="line" svg:x1="7.998cm" svg:y1="13.2cm" svg:x2="7.998cm" svg:y2="12.2cm" draw:start-shape="id42" draw:start-glue-point="0" draw:end-shape="id43" draw:end-glue-point="2" svg:d="M7998 13200v-1000" svg:viewBox="0 0 1 1001">
          <text:p/>
        </draw:connector>
        <draw:connector draw:style-name="gr17" draw:text-style-name="P6" draw:layer="layout" draw:type="line" svg:x1="10.598cm" svg:y1="13.2cm" svg:x2="10.598cm" svg:y2="12.2cm" draw:start-shape="id44" draw:start-glue-point="0" draw:end-shape="id45" draw:end-glue-point="2" svg:d="M10598 13200v-1000" svg:viewBox="0 0 1 1001">
          <text:p/>
        </draw:connector>
        <draw:connector draw:style-name="gr17" draw:text-style-name="P6" draw:layer="layout" draw:type="line" svg:x1="14.648cm" svg:y1="11.6cm" svg:x2="3.448cm" svg:y2="11.6cm" draw:start-shape="id46" draw:start-glue-point="3" draw:end-shape="id39" draw:end-glue-point="1" svg:d="M14648 11600h-11200" svg:viewBox="0 0 11201 1">
          <text:p/>
        </draw:connector>
        <draw:custom-shape draw:style-name="gr18" draw:text-style-name="P16" xml:id="id39" draw:id="id39" draw:layer="layout" svg:width="1.3cm" svg:height="1.2cm" svg:x="2.148cm" svg:y="1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xml:id="id41" draw:id="id41" draw:layer="layout" svg:width="1.3cm" svg:height="1.2cm" svg:x="4.748cm" svg:y="11cm">
          <text:p/>
          <draw:enhanced-geometry svg:viewBox="0 0 21600 21600" draw:type="rectangle" draw:enhanced-path="M 0 0 L 21600 0 21600 21600 0 21600 0 0 Z N"/>
        </draw:custom-shape>
        <draw:connector draw:style-name="gr17" draw:text-style-name="P6" draw:layer="layout" draw:type="line" svg:x1="14.648cm" svg:y1="11.6cm" svg:x2="6.048cm" svg:y2="11.6cm" draw:start-shape="id46" draw:start-glue-point="3" draw:end-shape="id41" draw:end-glue-point="1" svg:d="M14648 11600h-8600" svg:viewBox="0 0 8601 1">
          <text:p/>
        </draw:connector>
        <draw:connector draw:style-name="gr17" draw:text-style-name="P6" draw:layer="layout" draw:type="line" svg:x1="14.648cm" svg:y1="11.6cm" svg:x2="8.648cm" svg:y2="11.6cm" draw:start-shape="id46" draw:start-glue-point="3" draw:end-shape="id43" draw:end-glue-point="1" svg:d="M14648 11600h-6000" svg:viewBox="0 0 6001 1">
          <text:p/>
        </draw:connector>
        <draw:connector draw:style-name="gr17" draw:text-style-name="P6" draw:layer="layout" draw:type="line" svg:x1="14.648cm" svg:y1="11.6cm" svg:x2="11.248cm" svg:y2="11.6cm" draw:start-shape="id46" draw:start-glue-point="3" draw:end-shape="id45" draw:end-glue-point="1" svg:d="M14648 11600h-3400" svg:viewBox="0 0 3401 1">
          <text:p/>
        </draw:connector>
        <draw:custom-shape draw:style-name="gr18" draw:text-style-name="P16" xml:id="id45" draw:id="id45" draw:layer="layout" svg:width="1.3cm" svg:height="1.2cm" svg:x="9.948cm" svg:y="1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xml:id="id43" draw:id="id43" draw:layer="layout" svg:width="1.3cm" svg:height="1.2cm" svg:x="7.348cm" svg:y="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xml:id="id47" draw:id="id47" draw:layer="layout" svg:width="1.3cm" svg:height="1.2cm" svg:x="2.148cm" svg:y="8.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xml:id="id48" draw:id="id48" draw:layer="layout" svg:width="1.3cm" svg:height="1.2cm" svg:x="4.748cm" svg:y="8.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xml:id="id49" draw:id="id49" draw:layer="layout" svg:width="1.3cm" svg:height="1.2cm" svg:x="7.348cm" svg:y="8.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xml:id="id50" draw:id="id50" draw:layer="layout" svg:width="1.3cm" svg:height="1.2cm" svg:x="9.948cm" svg:y="8.9cm">
          <text:p/>
          <draw:enhanced-geometry svg:viewBox="0 0 21600 21600" draw:type="rectangle" draw:enhanced-path="M 0 0 L 21600 0 21600 21600 0 21600 0 0 Z N"/>
        </draw:custom-shape>
        <draw:connector draw:style-name="gr17" draw:text-style-name="P6" draw:layer="layout" draw:type="line" svg:x1="2.798cm" svg:y1="11cm" svg:x2="2.798cm" svg:y2="10.1cm" draw:start-shape="id39" draw:start-glue-point="0" draw:end-shape="id47" draw:end-glue-point="2" svg:d="M2798 11000v-900" svg:viewBox="0 0 1 901">
          <text:p/>
        </draw:connector>
        <draw:connector draw:style-name="gr17" draw:text-style-name="P6" draw:layer="layout" draw:type="line" svg:x1="5.398cm" svg:y1="11cm" svg:x2="5.398cm" svg:y2="10.1cm" draw:start-shape="id41" draw:start-glue-point="0" draw:end-shape="id48" draw:end-glue-point="2" svg:d="M5398 11000v-900" svg:viewBox="0 0 1 901">
          <text:p/>
        </draw:connector>
        <draw:connector draw:style-name="gr17" draw:text-style-name="P6" draw:layer="layout" draw:type="line" svg:x1="7.998cm" svg:y1="11cm" svg:x2="7.998cm" svg:y2="10.1cm" draw:start-shape="id43" draw:start-glue-point="0" draw:end-shape="id49" draw:end-glue-point="2" svg:d="M7998 11000v-900" svg:viewBox="0 0 1 901">
          <text:p/>
        </draw:connector>
        <draw:connector draw:style-name="gr17" draw:text-style-name="P6" draw:layer="layout" draw:type="line" svg:x1="10.598cm" svg:y1="11cm" svg:x2="10.598cm" svg:y2="10.1cm" draw:start-shape="id45" draw:start-glue-point="0" draw:end-shape="id50" draw:end-glue-point="2" svg:d="M10598 11000v-900" svg:viewBox="0 0 1 901">
          <text:p/>
        </draw:connector>
        <draw:frame draw:style-name="gr20" draw:text-style-name="P1" draw:layer="layout" svg:width="0.828cm" svg:height="0.885cm" svg:x="2.374cm" svg:y="9.015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20" draw:text-style-name="P1" draw:layer="layout" svg:width="0.828cm" svg:height="0.885cm" svg:x="4.974cm" svg:y="9.016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0" draw:text-style-name="P1" draw:layer="layout" svg:width="0.828cm" svg:height="0.885cm" svg:x="7.574cm" svg:y="9.017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20" draw:text-style-name="P1" draw:layer="layout" svg:width="0.845cm" svg:height="0.885cm" svg:x="10.174cm" svg:y="9.018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20" draw:text-style-name="P1" draw:layer="layout" svg:width="0.724cm" svg:height="0.797cm" svg:x="2.474cm" svg:y="13.41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20" draw:text-style-name="P1" draw:layer="layout" svg:width="0.731cm" svg:height="0.797cm" svg:x="5.074cm" svg:y="13.417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20" draw:text-style-name="P1" draw:layer="layout" svg:width="0.731cm" svg:height="0.797cm" svg:x="7.674cm" svg:y="13.41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20" draw:text-style-name="P1" draw:layer="layout" svg:width="0.752cm" svg:height="0.797cm" svg:x="10.274cm" svg:y="13.419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20" draw:text-style-name="P1" draw:layer="layout" svg:width="0.713cm" svg:height="0.797cm" svg:x="14.875cm" svg:y="11.218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20" draw:text-style-name="P1" draw:layer="layout" svg:width="0.702cm" svg:height="0.797cm" svg:x="14.876cm" svg:y="9.619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20" draw:text-style-name="P1" draw:layer="layout" svg:width="0.709cm" svg:height="0.797cm" svg:x="14.877cm" svg:y="8.02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7" draw:text-style-name="P20" draw:layer="layout" svg:width="1.5cm" svg:height="0.962cm" svg:x="5.9cm" svg:y="14.738cm">
          <draw:text-box>
            <text:p><text:span text:style-name="T4">key</text:span></text:p>
          </draw:text-box>
        </draw:frame>
        <draw:frame draw:style-name="gr7" draw:text-style-name="P20" draw:layer="layout" svg:width="2.1cm" svg:height="0.962cm" svg:x="14.2cm" svg:y="12.6cm">
          <draw:text-box>
            <text:p><text:span text:style-name="T4">query</text:span></text:p>
          </draw:text-box>
        </draw:frame>
        <draw:custom-shape draw:style-name="gr28" draw:text-style-name="P21" draw:layer="layout" svg:width="9.8cm" svg:height="1.8cm" svg:x="1.8cm" svg:y="12.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1.8cm" svg:height="4.8cm" svg:x="14.4cm" svg:y="7.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1" draw:layer="layout" svg:width="9.8cm" svg:height="1.8cm" svg:x="1.8cm" svg:y="12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51" draw:id="id51" draw:layer="layout" svg:width="1.3cm" svg:height="1.2cm" svg:x="1.1cm" svg:y="5.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53" draw:id="id53" draw:layer="layout" svg:width="1.3cm" svg:height="1.2cm" svg:x="3.7cm" svg:y="5.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55" draw:id="id55" draw:layer="layout" svg:width="1.3cm" svg:height="1.2cm" svg:x="6.3cm" svg:y="5.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57" draw:id="id57" draw:layer="layout" svg:width="1.3cm" svg:height="1.2cm" svg:x="8.9cm" svg:y="5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xml:id="id52" draw:id="id52" draw:layer="layout" svg:width="1.3cm" svg:height="1.2cm" svg:x="1.1cm" svg:y="3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xml:id="id54" draw:id="id54" draw:layer="layout" svg:width="1.3cm" svg:height="1.2cm" svg:x="3.7cm" svg:y="3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xml:id="id56" draw:id="id56" draw:layer="layout" svg:width="1.3cm" svg:height="1.2cm" svg:x="6.3cm" svg:y="3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xml:id="id58" draw:id="id58" draw:layer="layout" svg:width="1.3cm" svg:height="1.2cm" svg:x="8.9cm" svg:y="3.3cm">
          <text:p/>
          <draw:enhanced-geometry svg:viewBox="0 0 21600 21600" draw:type="rectangle" draw:enhanced-path="M 0 0 L 21600 0 21600 21600 0 21600 0 0 Z N"/>
        </draw:custom-shape>
        <draw:connector draw:style-name="gr17" draw:text-style-name="P6" draw:layer="layout" draw:type="line" svg:x1="1.75cm" svg:y1="5.6cm" svg:x2="1.75cm" svg:y2="4.5cm" draw:start-shape="id51" draw:start-glue-point="0" draw:end-shape="id52" draw:end-glue-point="2" svg:d="M1750 5600v-1100" svg:viewBox="0 0 1 1101">
          <text:p/>
        </draw:connector>
        <draw:connector draw:style-name="gr17" draw:text-style-name="P6" draw:layer="layout" draw:type="line" svg:x1="4.35cm" svg:y1="5.6cm" svg:x2="4.35cm" svg:y2="4.5cm" draw:start-shape="id53" draw:start-glue-point="0" draw:end-shape="id54" draw:end-glue-point="2" svg:d="M4350 5600v-1100" svg:viewBox="0 0 1 1101">
          <text:p/>
        </draw:connector>
        <draw:connector draw:style-name="gr17" draw:text-style-name="P6" draw:layer="layout" draw:type="line" svg:x1="6.95cm" svg:y1="5.6cm" svg:x2="6.95cm" svg:y2="4.5cm" draw:start-shape="id55" draw:start-glue-point="0" draw:end-shape="id56" draw:end-glue-point="2" svg:d="M6950 5600v-1100" svg:viewBox="0 0 1 1101">
          <text:p/>
        </draw:connector>
        <draw:connector draw:style-name="gr17" draw:text-style-name="P6" draw:layer="layout" draw:type="line" svg:x1="9.55cm" svg:y1="5.6cm" svg:x2="9.55cm" svg:y2="4.5cm" draw:start-shape="id57" draw:start-glue-point="0" draw:end-shape="id58" draw:end-glue-point="2" svg:d="M9550 5600v-1100" svg:viewBox="0 0 1 1101">
          <text:p/>
        </draw:connector>
        <draw:connector draw:style-name="gr17" draw:text-style-name="P6" draw:layer="layout" draw:type="line" svg:x1="2.4cm" svg:y1="3.9cm" svg:x2="3.7cm" svg:y2="3.9cm" draw:start-shape="id52" draw:start-glue-point="1" draw:end-shape="id54" draw:end-glue-point="3" svg:d="M2400 3900h1300" svg:viewBox="0 0 1301 1">
          <text:p/>
        </draw:connector>
        <draw:connector draw:style-name="gr17" draw:text-style-name="P6" draw:layer="layout" draw:type="line" svg:x1="5cm" svg:y1="3.9cm" svg:x2="6.3cm" svg:y2="3.9cm" draw:start-shape="id54" draw:start-glue-point="1" draw:end-shape="id56" draw:end-glue-point="3" svg:d="M5000 3900h1300" svg:viewBox="0 0 1301 1">
          <text:p/>
        </draw:connector>
        <draw:connector draw:style-name="gr17" draw:text-style-name="P6" draw:layer="layout" draw:type="line" svg:x1="7.6cm" svg:y1="3.9cm" svg:x2="8.9cm" svg:y2="3.9cm" draw:start-shape="id56" draw:start-glue-point="1" draw:end-shape="id58" draw:end-glue-point="3" svg:d="M7600 3900h1300" svg:viewBox="0 0 1301 1">
          <text:p/>
        </draw:connector>
        <draw:frame draw:style-name="gr20" draw:text-style-name="P1" draw:layer="layout" svg:width="0.859cm" svg:height="0.797cm" svg:x="1.426cm" svg:y="5.8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20" draw:text-style-name="P1" draw:layer="layout" svg:width="0.866cm" svg:height="0.797cm" svg:x="3.927cm" svg:y="5.818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20" draw:text-style-name="P1" draw:layer="layout" svg:width="0.866cm" svg:height="0.797cm" svg:x="6.528cm" svg:y="5.819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20" draw:text-style-name="P1" draw:layer="layout" svg:width="0.887cm" svg:height="0.797cm" svg:x="9.129cm" svg:y="5.82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custom-shape draw:style-name="gr30" draw:text-style-name="P23" xml:id="id59" draw:id="id59" draw:layer="layout" svg:width="1.3cm" svg:height="1.2cm" svg:x="11.5cm" svg:y="5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3" xml:id="id61" draw:id="id61" draw:layer="layout" svg:width="1.3cm" svg:height="1.2cm" svg:x="14.1cm" svg:y="5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3" xml:id="id63" draw:id="id63" draw:layer="layout" svg:width="1.3cm" svg:height="1.2cm" svg:x="16.7cm" svg:y="5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3" xml:id="id65" draw:id="id65" draw:layer="layout" svg:width="1.3cm" svg:height="1.2cm" svg:x="19.3cm" svg:y="5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4" xml:id="id60" draw:id="id60" draw:layer="layout" svg:width="1.3cm" svg:height="1.2cm" svg:x="11.5cm" svg:y="3.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4" xml:id="id62" draw:id="id62" draw:layer="layout" svg:width="1.3cm" svg:height="1.2cm" svg:x="14.1cm" svg:y="3.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4" xml:id="id64" draw:id="id64" draw:layer="layout" svg:width="1.3cm" svg:height="1.2cm" svg:x="16.7cm" svg:y="3.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4" xml:id="id66" draw:id="id66" draw:layer="layout" svg:width="1.3cm" svg:height="1.2cm" svg:x="19.3cm" svg:y="3.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3" xml:id="id67" draw:id="id67" draw:layer="layout" svg:width="1.3cm" svg:height="1.2cm" svg:x="11.5cm" svg:y="1.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3" xml:id="id68" draw:id="id68" draw:layer="layout" svg:width="1.3cm" svg:height="1.2cm" svg:x="14.1cm" svg:y="1.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3" xml:id="id69" draw:id="id69" draw:layer="layout" svg:width="1.3cm" svg:height="1.2cm" svg:x="16.7cm" svg:y="1.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3" xml:id="id70" draw:id="id70" draw:layer="layout" svg:width="1.3cm" svg:height="1.2cm" svg:x="19.3cm" svg:y="1.1cm">
          <text:p/>
          <draw:enhanced-geometry svg:viewBox="0 0 21600 21600" draw:type="rectangle" draw:enhanced-path="M 0 0 L 21600 0 21600 21600 0 21600 0 0 Z N"/>
        </draw:custom-shape>
        <draw:connector draw:style-name="gr17" draw:text-style-name="P6" draw:layer="layout" draw:type="line" svg:x1="12.15cm" svg:y1="5.6cm" svg:x2="12.15cm" svg:y2="4.5cm" draw:start-shape="id59" draw:start-glue-point="0" draw:end-shape="id60" draw:end-glue-point="2" svg:d="M12150 5600v-1100" svg:viewBox="0 0 1 1101">
          <text:p/>
        </draw:connector>
        <draw:connector draw:style-name="gr17" draw:text-style-name="P6" draw:layer="layout" draw:type="line" svg:x1="14.75cm" svg:y1="5.6cm" svg:x2="14.75cm" svg:y2="4.5cm" draw:start-shape="id61" draw:start-glue-point="0" draw:end-shape="id62" draw:end-glue-point="2" svg:d="M14750 5600v-1100" svg:viewBox="0 0 1 1101">
          <text:p/>
        </draw:connector>
        <draw:connector draw:style-name="gr17" draw:text-style-name="P6" draw:layer="layout" draw:type="line" svg:x1="17.35cm" svg:y1="5.6cm" svg:x2="17.35cm" svg:y2="4.5cm" draw:start-shape="id63" draw:start-glue-point="0" draw:end-shape="id64" draw:end-glue-point="2" svg:d="M17350 5600v-1100" svg:viewBox="0 0 1 1101">
          <text:p/>
        </draw:connector>
        <draw:connector draw:style-name="gr17" draw:text-style-name="P6" draw:layer="layout" draw:type="line" svg:x1="19.95cm" svg:y1="5.6cm" svg:x2="19.95cm" svg:y2="4.5cm" draw:start-shape="id65" draw:start-glue-point="0" draw:end-shape="id66" draw:end-glue-point="2" svg:d="M19950 5600v-1100" svg:viewBox="0 0 1 1101">
          <text:p/>
        </draw:connector>
        <draw:connector draw:style-name="gr17" draw:text-style-name="P6" draw:layer="layout" draw:type="line" svg:x1="12.15cm" svg:y1="3.3cm" svg:x2="12.15cm" svg:y2="2.3cm" draw:start-shape="id60" draw:start-glue-point="0" draw:end-shape="id67" draw:end-glue-point="2" svg:d="M12150 3300v-1000" svg:viewBox="0 0 1 1001">
          <text:p/>
        </draw:connector>
        <draw:connector draw:style-name="gr17" draw:text-style-name="P6" draw:layer="layout" draw:type="line" svg:x1="14.75cm" svg:y1="3.3cm" svg:x2="14.75cm" svg:y2="2.3cm" draw:start-shape="id62" draw:start-glue-point="0" draw:end-shape="id68" draw:end-glue-point="2" svg:d="M14750 3300v-1000" svg:viewBox="0 0 1 1001">
          <text:p/>
        </draw:connector>
        <draw:connector draw:style-name="gr17" draw:text-style-name="P6" draw:layer="layout" draw:type="line" svg:x1="17.35cm" svg:y1="3.3cm" svg:x2="17.35cm" svg:y2="2.3cm" draw:start-shape="id64" draw:start-glue-point="0" draw:end-shape="id69" draw:end-glue-point="2" svg:d="M17350 3300v-1000" svg:viewBox="0 0 1 1001">
          <text:p/>
        </draw:connector>
        <draw:connector draw:style-name="gr17" draw:text-style-name="P6" draw:layer="layout" draw:type="line" svg:x1="19.95cm" svg:y1="3.3cm" svg:x2="19.95cm" svg:y2="2.3cm" draw:start-shape="id66" draw:start-glue-point="0" draw:end-shape="id70" draw:end-glue-point="2" svg:d="M19950 3300v-1000" svg:viewBox="0 0 1 1001">
          <text:p/>
        </draw:connector>
        <draw:connector draw:style-name="gr32" draw:text-style-name="P24" draw:layer="layout" draw:type="line" svg:x1="12.8cm" svg:y1="3.9cm" svg:x2="14.1cm" svg:y2="3.9cm" draw:start-shape="id60" draw:start-glue-point="1" draw:end-shape="id62" draw:end-glue-point="3" svg:d="M12800 3900h1300" svg:viewBox="0 0 1301 1">
          <text:p/>
        </draw:connector>
        <draw:connector draw:style-name="gr32" draw:text-style-name="P24" draw:layer="layout" draw:type="line" svg:x1="15.4cm" svg:y1="3.9cm" svg:x2="16.7cm" svg:y2="3.9cm" draw:start-shape="id62" draw:start-glue-point="1" draw:end-shape="id64" draw:end-glue-point="3" svg:d="M15400 3900h1300" svg:viewBox="0 0 1301 1">
          <text:p/>
        </draw:connector>
        <draw:connector draw:style-name="gr32" draw:text-style-name="P24" draw:layer="layout" draw:type="line" svg:x1="18cm" svg:y1="3.9cm" svg:x2="19.3cm" svg:y2="3.9cm" draw:start-shape="id64" draw:start-glue-point="1" draw:end-shape="id66" draw:end-glue-point="3" svg:d="M18000 3900h1300" svg:viewBox="0 0 1301 1">
          <text:p/>
        </draw:connector>
        <draw:frame draw:style-name="gr20" draw:text-style-name="P1" draw:layer="layout" svg:width="0.859cm" svg:height="0.797cm" svg:x="11.826cm" svg:y="1.316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20" draw:text-style-name="P1" draw:layer="layout" svg:width="0.866cm" svg:height="0.797cm" svg:x="14.426cm" svg:y="1.317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20" draw:text-style-name="P1" draw:layer="layout" svg:width="0.866cm" svg:height="0.797cm" svg:x="17.026cm" svg:y="1.318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20" draw:text-style-name="P1" draw:layer="layout" svg:width="0.887cm" svg:height="0.797cm" svg:x="19.626cm" svg:y="1.319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20" draw:text-style-name="P1" draw:layer="layout" svg:width="0.87cm" svg:height="0.797cm" svg:x="11.826cm" svg:y="5.817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20" draw:text-style-name="P1" draw:layer="layout" svg:width="0.859cm" svg:height="0.797cm" svg:x="14.327cm" svg:y="5.818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20" draw:text-style-name="P1" draw:layer="layout" svg:width="0.866cm" svg:height="0.797cm" svg:x="16.928cm" svg:y="5.819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20" draw:text-style-name="P1" draw:layer="layout" svg:width="0.866cm" svg:height="0.797cm" svg:x="19.529cm" svg:y="5.82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connector draw:style-name="gr32" draw:text-style-name="P24" draw:layer="layout" draw:type="line" svg:x1="10.2cm" svg:y1="3.9cm" svg:x2="11.5cm" svg:y2="3.9cm" draw:start-shape="id58" draw:start-glue-point="1" draw:end-shape="id60" draw:end-glue-point="3" svg:d="M10200 3900h1300" svg:viewBox="0 0 1301 1">
          <text:p/>
        </draw:connector>
        <draw:frame draw:style-name="gr20" draw:text-style-name="P1" draw:layer="layout" svg:width="0.713cm" svg:height="0.797cm" svg:x="10.476cm" svg:y="2.919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20" draw:text-style-name="P1" draw:layer="layout" svg:width="0.702cm" svg:height="0.797cm" svg:x="13.176cm" svg:y="2.92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20" draw:text-style-name="P1" draw:layer="layout" svg:width="0.709cm" svg:height="0.797cm" svg:x="15.678cm" svg:y="2.921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20" draw:text-style-name="P1" draw:layer="layout" svg:width="0.709cm" svg:height="0.797cm" svg:x="18.279cm" svg:y="2.922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custom-shape draw:style-name="gr16" draw:text-style-name="P15" xml:id="id71" draw:id="id71" draw:layer="layout" svg:width="1.3cm" svg:height="1.2cm" svg:x="2.074cm" svg:y="22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xml:id="id73" draw:id="id73" draw:layer="layout" svg:width="1.3cm" svg:height="1.2cm" svg:x="4.674cm" svg:y="22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xml:id="id74" draw:id="id74" draw:layer="layout" svg:width="1.3cm" svg:height="1.2cm" svg:x="7.274cm" svg:y="22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xml:id="id75" draw:id="id75" draw:layer="layout" svg:width="1.3cm" svg:height="1.2cm" svg:x="9.874cm" svg:y="22.4cm">
          <text:p/>
          <draw:enhanced-geometry svg:viewBox="0 0 21600 21600" draw:type="rectangle" draw:enhanced-path="M 0 0 L 21600 0 21600 21600 0 21600 0 0 Z N"/>
        </draw:custom-shape>
        <draw:frame draw:style-name="gr20" draw:text-style-name="P1" draw:layer="layout" svg:width="0.724cm" svg:height="0.797cm" svg:x="2.4cm" svg:y="22.61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20" draw:text-style-name="P1" draw:layer="layout" svg:width="0.731cm" svg:height="0.797cm" svg:x="5cm" svg:y="22.617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20" draw:text-style-name="P1" draw:layer="layout" svg:width="0.731cm" svg:height="0.797cm" svg:x="7.6cm" svg:y="22.61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20" draw:text-style-name="P1" draw:layer="layout" svg:width="0.752cm" svg:height="0.797cm" svg:x="10.2cm" svg:y="22.619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custom-shape draw:style-name="gr33" draw:text-style-name="P21" xml:id="id72" draw:id="id72" draw:layer="layout" svg:width="1.3cm" svg:height="1.3cm" svg:x="5.9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6" draw:layer="layout" draw:type="line" svg:x1="2.724cm" svg:y1="22.4cm" svg:x2="5.9cm" svg:y2="19.05cm" draw:start-shape="id71" draw:start-glue-point="0" draw:end-shape="id72" draw:end-glue-point="6" svg:d="M2724 22400l3176-3350" svg:viewBox="0 0 3177 3351">
          <text:p/>
        </draw:connector>
        <draw:connector draw:style-name="gr25" draw:text-style-name="P6" draw:layer="layout" draw:type="line" svg:x1="5.324cm" svg:y1="22.4cm" svg:x2="6.09cm" svg:y2="19.51cm" draw:start-shape="id73" draw:start-glue-point="0" draw:end-shape="id72" draw:end-glue-point="7" svg:d="M5324 22400l766-2890" svg:viewBox="0 0 767 2891">
          <text:p/>
        </draw:connector>
        <draw:connector draw:style-name="gr25" draw:text-style-name="P6" draw:layer="layout" draw:type="line" svg:x1="7.924cm" svg:y1="22.4cm" svg:x2="7.01cm" svg:y2="19.51cm" draw:start-shape="id74" draw:start-glue-point="0" draw:end-shape="id72" draw:end-glue-point="9" svg:d="M7924 22400l-914-2890" svg:viewBox="0 0 915 2891">
          <text:p/>
        </draw:connector>
        <draw:connector draw:style-name="gr25" draw:text-style-name="P6" draw:layer="layout" draw:type="line" svg:x1="10.524cm" svg:y1="22.4cm" svg:x2="7.2cm" svg:y2="19.05cm" draw:start-shape="id75" draw:start-glue-point="0" draw:end-shape="id72" draw:end-glue-point="10" svg:d="M10524 22400l-3324-3350" svg:viewBox="0 0 3325 3351">
          <text:p/>
        </draw:connector>
        <draw:custom-shape draw:style-name="gr22" draw:text-style-name="P19" draw:layer="layout" svg:width="1.3cm" svg:height="1.2cm" svg:x="2.674cm" svg:y="20.4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1.3cm" svg:height="1.2cm" svg:x="4.874cm" svg:y="20.4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1.3cm" svg:height="1.2cm" svg:x="7.074cm" svg:y="20.4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1.3cm" svg:height="1.2cm" svg:x="9.274cm" svg:y="20.474cm">
          <text:p/>
          <draw:enhanced-geometry svg:viewBox="0 0 21600 21600" draw:type="rectangle" draw:enhanced-path="M 0 0 L 21600 0 21600 21600 0 21600 0 0 Z N"/>
        </draw:custom-shape>
        <draw:frame draw:style-name="gr20" draw:text-style-name="P1" draw:layer="layout" svg:width="0.828cm" svg:height="1.004cm" svg:x="2.9cm" svg:y="20.616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0" draw:text-style-name="P1" draw:layer="layout" svg:width="0.828cm" svg:height="1.004cm" svg:x="5.1cm" svg:y="20.616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20" draw:text-style-name="P1" draw:layer="layout" svg:width="0.828cm" svg:height="1.008cm" svg:x="7.3cm" svg:y="20.616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20" draw:text-style-name="P1" draw:layer="layout" svg:width="0.845cm" svg:height="1.004cm" svg:x="9.5cm" svg:y="20.616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custom-shape draw:style-name="gr26" draw:text-style-name="P22" xml:id="id76" draw:id="id76" draw:layer="layout" svg:width="1.3cm" svg:height="1.2cm" svg:x="5.9cm" svg:y="16.2cm">
          <text:p/>
          <draw:enhanced-geometry svg:viewBox="0 0 21600 21600" draw:type="rectangle" draw:enhanced-path="M 0 0 L 21600 0 21600 21600 0 21600 0 0 Z N"/>
        </draw:custom-shape>
        <draw:frame draw:style-name="gr20" draw:text-style-name="P1" draw:layer="layout" svg:width="0.722cm" svg:height="0.797cm" svg:x="6.226cm" svg:y="16.419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connector draw:style-name="gr25" draw:text-style-name="P6" draw:layer="layout" draw:type="line" svg:x1="6.55cm" svg:y1="18.4cm" svg:x2="6.55cm" svg:y2="17.4cm" draw:start-shape="id72" draw:start-glue-point="4" draw:end-shape="id76" draw:end-glue-point="2" svg:d="M6550 18400v-1000" svg:viewBox="0 0 1 1001">
          <text:p/>
        </draw:connector>
        <draw:line draw:style-name="gr23" draw:text-style-name="P6" draw:layer="layout" svg:x1="9.6cm" svg:y1="16.8cm" svg:x2="7.5cm" svg:y2="16.8cm">
          <text:p/>
        </draw:line>
        <draw:frame draw:style-name="gr27" draw:text-style-name="P20" draw:layer="layout" svg:width="2.7cm" svg:height="1.673cm" svg:x="9.7cm" svg:y="16.3cm">
          <draw:text-box>
            <text:p><text:span text:style-name="T4">Context vector</text:span></text:p>
          </draw:text-box>
        </draw:frame>
        <draw:custom-shape draw:style-name="gr28" draw:text-style-name="P21" draw:layer="layout" svg:width="9.8cm" svg:height="1.8cm" svg:x="1.8cm" svg:y="22.1cm">
          <text:p/>
          <draw:enhanced-geometry svg:viewBox="0 0 21600 21600" draw:type="rectangle" draw:enhanced-path="M 0 0 L 21600 0 21600 21600 0 21600 0 0 Z N"/>
        </draw:custom-shape>
        <draw:frame draw:style-name="gr7" draw:text-style-name="P20" draw:layer="layout" svg:width="2.1cm" svg:height="0.962cm" svg:x="5.6cm" svg:y="24.138cm">
          <draw:text-box>
            <text:p><text:span text:style-name="T4">value</text:span></text:p>
          </draw:text-box>
        </draw:frame>
      </draw:page>
      <draw:page draw:name="page4" draw:style-name="dp1" draw:master-page-name="預設">
        <draw:custom-shape draw:style-name="gr31" draw:text-style-name="P24" xml:id="id77" draw:id="id77" draw:layer="layout" svg:width="1.3cm" svg:height="1.2cm" svg:x="11.4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4" xml:id="id78" draw:id="id78" draw:layer="layout" svg:width="1.3cm" svg:height="1.2cm" svg:x="14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4" xml:id="id79" draw:id="id79" draw:layer="layout" svg:width="1.3cm" svg:height="1.2cm" svg:x="16.6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4" xml:id="id80" draw:id="id80" draw:layer="layout" svg:width="1.3cm" svg:height="1.2cm" svg:x="19.2cm" svg:y="3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3" xml:id="id81" draw:id="id81" draw:layer="layout" svg:width="1.3cm" svg:height="1.2cm" svg:x="11.4cm" svg:y="1.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3" xml:id="id82" draw:id="id82" draw:layer="layout" svg:width="1.3cm" svg:height="1.2cm" svg:x="14cm" svg:y="1.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3" xml:id="id83" draw:id="id83" draw:layer="layout" svg:width="1.3cm" svg:height="1.2cm" svg:x="16.6cm" svg:y="1.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3" xml:id="id84" draw:id="id84" draw:layer="layout" svg:width="1.3cm" svg:height="1.2cm" svg:x="19.2cm" svg:y="1.3cm">
          <text:p/>
          <draw:enhanced-geometry svg:viewBox="0 0 21600 21600" draw:type="rectangle" draw:enhanced-path="M 0 0 L 21600 0 21600 21600 0 21600 0 0 Z N"/>
        </draw:custom-shape>
        <draw:connector draw:style-name="gr17" draw:text-style-name="P6" draw:layer="layout" draw:type="line" svg:x1="12.05cm" svg:y1="5.8cm" svg:x2="12.05cm" svg:y2="4.7cm" draw:end-shape="id77" draw:end-glue-point="2" svg:d="M12050 5800v-1100" svg:viewBox="0 0 1 1101">
          <text:p/>
        </draw:connector>
        <draw:connector draw:style-name="gr17" draw:text-style-name="P6" draw:layer="layout" draw:type="line" svg:x1="14.65cm" svg:y1="5.8cm" svg:x2="14.65cm" svg:y2="4.7cm" draw:end-shape="id78" draw:end-glue-point="2" svg:d="M14650 5800v-1100" svg:viewBox="0 0 1 1101">
          <text:p/>
        </draw:connector>
        <draw:connector draw:style-name="gr17" draw:text-style-name="P6" draw:layer="layout" draw:type="line" svg:x1="17.25cm" svg:y1="5.8cm" svg:x2="17.25cm" svg:y2="4.7cm" draw:end-shape="id79" draw:end-glue-point="2" svg:d="M17250 5800v-1100" svg:viewBox="0 0 1 1101">
          <text:p/>
        </draw:connector>
        <draw:connector draw:style-name="gr17" draw:text-style-name="P6" draw:layer="layout" draw:type="line" svg:x1="19.85cm" svg:y1="5.8cm" svg:x2="19.85cm" svg:y2="4.7cm" draw:end-shape="id80" draw:end-glue-point="2" svg:d="M19850 5800v-1100" svg:viewBox="0 0 1 1101">
          <text:p/>
        </draw:connector>
        <draw:connector draw:style-name="gr17" draw:text-style-name="P6" draw:layer="layout" draw:type="line" svg:x1="12.05cm" svg:y1="3.5cm" svg:x2="12.05cm" svg:y2="2.5cm" draw:start-shape="id77" draw:start-glue-point="0" draw:end-shape="id81" draw:end-glue-point="2" svg:d="M12050 3500v-1000" svg:viewBox="0 0 1 1001">
          <text:p/>
        </draw:connector>
        <draw:connector draw:style-name="gr17" draw:text-style-name="P6" draw:layer="layout" draw:type="line" svg:x1="14.65cm" svg:y1="3.5cm" svg:x2="14.65cm" svg:y2="2.5cm" draw:start-shape="id78" draw:start-glue-point="0" draw:end-shape="id82" draw:end-glue-point="2" svg:d="M14650 3500v-1000" svg:viewBox="0 0 1 1001">
          <text:p/>
        </draw:connector>
        <draw:connector draw:style-name="gr17" draw:text-style-name="P6" draw:layer="layout" draw:type="line" svg:x1="17.25cm" svg:y1="3.5cm" svg:x2="17.25cm" svg:y2="2.5cm" draw:start-shape="id79" draw:start-glue-point="0" draw:end-shape="id83" draw:end-glue-point="2" svg:d="M17250 3500v-1000" svg:viewBox="0 0 1 1001">
          <text:p/>
        </draw:connector>
        <draw:connector draw:style-name="gr17" draw:text-style-name="P6" draw:layer="layout" draw:type="line" svg:x1="19.85cm" svg:y1="3.5cm" svg:x2="19.85cm" svg:y2="2.5cm" draw:start-shape="id80" draw:start-glue-point="0" draw:end-shape="id84" draw:end-glue-point="2" svg:d="M19850 3500v-1000" svg:viewBox="0 0 1 1001">
          <text:p/>
        </draw:connector>
        <draw:connector draw:style-name="gr32" draw:text-style-name="P24" draw:layer="layout" draw:type="line" svg:x1="12.7cm" svg:y1="4.1cm" svg:x2="14cm" svg:y2="4.1cm" draw:start-shape="id77" draw:start-glue-point="1" draw:end-shape="id78" draw:end-glue-point="3" svg:d="M12700 4100h1300" svg:viewBox="0 0 1301 1">
          <text:p/>
        </draw:connector>
        <draw:connector draw:style-name="gr32" draw:text-style-name="P24" draw:layer="layout" draw:type="line" svg:x1="15.3cm" svg:y1="4.1cm" svg:x2="16.6cm" svg:y2="4.1cm" draw:start-shape="id78" draw:start-glue-point="1" draw:end-shape="id79" draw:end-glue-point="3" svg:d="M15300 4100h1300" svg:viewBox="0 0 1301 1">
          <text:p/>
        </draw:connector>
        <draw:connector draw:style-name="gr32" draw:text-style-name="P24" draw:layer="layout" draw:type="line" svg:x1="17.9cm" svg:y1="4.1cm" svg:x2="19.2cm" svg:y2="4.1cm" draw:start-shape="id79" draw:start-glue-point="1" draw:end-shape="id80" draw:end-glue-point="3" svg:d="M17900 4100h1300" svg:viewBox="0 0 1301 1">
          <text:p/>
        </draw:connector>
        <draw:frame draw:style-name="gr20" draw:text-style-name="P1" draw:layer="layout" svg:width="0.859cm" svg:height="0.797cm" svg:x="11.726cm" svg:y="1.516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20" draw:text-style-name="P1" draw:layer="layout" svg:width="0.866cm" svg:height="0.797cm" svg:x="14.326cm" svg:y="1.517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20" draw:text-style-name="P1" draw:layer="layout" svg:width="0.866cm" svg:height="0.797cm" svg:x="16.926cm" svg:y="1.518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20" draw:text-style-name="P1" draw:layer="layout" svg:width="0.887cm" svg:height="0.797cm" svg:x="19.526cm" svg:y="1.519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20" draw:text-style-name="P1" draw:layer="layout" svg:width="0.702cm" svg:height="0.797cm" svg:x="13.076cm" svg:y="3.12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20" draw:text-style-name="P1" draw:layer="layout" svg:width="0.709cm" svg:height="0.797cm" svg:x="15.578cm" svg:y="3.121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20" draw:text-style-name="P1" draw:layer="layout" svg:width="0.709cm" svg:height="0.797cm" svg:x="18.179cm" svg:y="3.122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custom-shape draw:style-name="gr34" draw:text-style-name="P21" draw:layer="layout" svg:width="9.8cm" svg:height="6.1cm" svg:x="0.9cm" svg:y="8.4cm">
          <text:p/>
          <draw:enhanced-geometry svg:viewBox="0 0 21600 21600" draw:type="rectangle" draw:enhanced-path="M 0 0 L 21600 0 21600 21600 0 21600 0 0 Z N"/>
        </draw:custom-shape>
        <draw:frame draw:style-name="gr7" draw:text-style-name="P20" draw:layer="layout" svg:width="2.9cm" svg:height="0.962cm" svg:x="4.5cm" svg:y="14.838cm">
          <draw:text-box>
            <text:p><text:span text:style-name="T4">encoder</text:span></text:p>
          </draw:text-box>
        </draw:frame>
        <draw:custom-shape draw:style-name="gr13" draw:text-style-name="P12" xml:id="id85" draw:id="id85" draw:layer="layout" svg:width="1.3cm" svg:height="1.2cm" svg:x="1.274cm" svg:y="13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87" draw:id="id87" draw:layer="layout" svg:width="1.3cm" svg:height="1.2cm" svg:x="3.874cm" svg:y="13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89" draw:id="id89" draw:layer="layout" svg:width="1.3cm" svg:height="1.2cm" svg:x="6.474cm" svg:y="13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91" draw:id="id91" draw:layer="layout" svg:width="1.3cm" svg:height="1.2cm" svg:x="9.074cm" svg:y="13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xml:id="id86" draw:id="id86" draw:layer="layout" svg:width="1.3cm" svg:height="1.2cm" svg:x="1.274cm" svg:y="10.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xml:id="id88" draw:id="id88" draw:layer="layout" svg:width="1.3cm" svg:height="1.2cm" svg:x="3.874cm" svg:y="10.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xml:id="id90" draw:id="id90" draw:layer="layout" svg:width="1.3cm" svg:height="1.2cm" svg:x="6.474cm" svg:y="10.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xml:id="id92" draw:id="id92" draw:layer="layout" svg:width="1.3cm" svg:height="1.2cm" svg:x="9.074cm" svg:y="10.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xml:id="id93" draw:id="id93" draw:layer="layout" svg:width="1.3cm" svg:height="1.2cm" svg:x="1.274cm" svg:y="8.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xml:id="id94" draw:id="id94" draw:layer="layout" svg:width="1.3cm" svg:height="1.2cm" svg:x="3.874cm" svg:y="8.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xml:id="id95" draw:id="id95" draw:layer="layout" svg:width="1.3cm" svg:height="1.2cm" svg:x="6.474cm" svg:y="8.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xml:id="id96" draw:id="id96" draw:layer="layout" svg:width="1.3cm" svg:height="1.2cm" svg:x="9.074cm" svg:y="8.6cm">
          <text:p/>
          <draw:enhanced-geometry svg:viewBox="0 0 21600 21600" draw:type="rectangle" draw:enhanced-path="M 0 0 L 21600 0 21600 21600 0 21600 0 0 Z N"/>
        </draw:custom-shape>
        <draw:connector draw:style-name="gr17" draw:text-style-name="P6" draw:layer="layout" draw:type="line" svg:x1="1.924cm" svg:y1="13.1cm" svg:x2="1.924cm" svg:y2="12cm" draw:start-shape="id85" draw:start-glue-point="0" draw:end-shape="id86" draw:end-glue-point="2" svg:d="M1924 13100v-1100" svg:viewBox="0 0 1 1101">
          <text:p/>
        </draw:connector>
        <draw:connector draw:style-name="gr17" draw:text-style-name="P6" draw:layer="layout" draw:type="line" svg:x1="4.524cm" svg:y1="13.1cm" svg:x2="4.524cm" svg:y2="12cm" draw:start-shape="id87" draw:start-glue-point="0" draw:end-shape="id88" draw:end-glue-point="2" svg:d="M4524 13100v-1100" svg:viewBox="0 0 1 1101">
          <text:p/>
        </draw:connector>
        <draw:connector draw:style-name="gr17" draw:text-style-name="P6" draw:layer="layout" draw:type="line" svg:x1="7.124cm" svg:y1="13.1cm" svg:x2="7.124cm" svg:y2="12cm" draw:start-shape="id89" draw:start-glue-point="0" draw:end-shape="id90" draw:end-glue-point="2" svg:d="M7124 13100v-1100" svg:viewBox="0 0 1 1101">
          <text:p/>
        </draw:connector>
        <draw:connector draw:style-name="gr17" draw:text-style-name="P6" draw:layer="layout" draw:type="line" svg:x1="9.724cm" svg:y1="13.1cm" svg:x2="9.724cm" svg:y2="12cm" draw:start-shape="id91" draw:start-glue-point="0" draw:end-shape="id92" draw:end-glue-point="2" svg:d="M9724 13100v-1100" svg:viewBox="0 0 1 1101">
          <text:p/>
        </draw:connector>
        <draw:connector draw:style-name="gr17" draw:text-style-name="P6" draw:layer="layout" draw:type="line" svg:x1="1.924cm" svg:y1="10.8cm" svg:x2="1.924cm" svg:y2="9.8cm" draw:start-shape="id86" draw:start-glue-point="0" draw:end-shape="id93" draw:end-glue-point="2" svg:d="M1924 10800v-1000" svg:viewBox="0 0 1 1001">
          <text:p/>
        </draw:connector>
        <draw:connector draw:style-name="gr17" draw:text-style-name="P6" draw:layer="layout" draw:type="line" svg:x1="4.524cm" svg:y1="10.8cm" svg:x2="4.524cm" svg:y2="9.8cm" draw:start-shape="id88" draw:start-glue-point="0" draw:end-shape="id94" draw:end-glue-point="2" svg:d="M4524 10800v-1000" svg:viewBox="0 0 1 1001">
          <text:p/>
        </draw:connector>
        <draw:connector draw:style-name="gr17" draw:text-style-name="P6" draw:layer="layout" draw:type="line" svg:x1="7.124cm" svg:y1="10.8cm" svg:x2="7.124cm" svg:y2="9.8cm" draw:start-shape="id90" draw:start-glue-point="0" draw:end-shape="id95" draw:end-glue-point="2" svg:d="M7124 10800v-1000" svg:viewBox="0 0 1 1001">
          <text:p/>
        </draw:connector>
        <draw:connector draw:style-name="gr17" draw:text-style-name="P6" draw:layer="layout" draw:type="line" svg:x1="9.724cm" svg:y1="10.8cm" svg:x2="9.724cm" svg:y2="9.8cm" draw:start-shape="id92" draw:start-glue-point="0" draw:end-shape="id96" draw:end-glue-point="2" svg:d="M9724 10800v-1000" svg:viewBox="0 0 1 1001">
          <text:p/>
        </draw:connector>
        <draw:connector draw:style-name="gr17" draw:text-style-name="P6" draw:layer="layout" draw:type="line" svg:x1="2.574cm" svg:y1="11.4cm" svg:x2="3.874cm" svg:y2="11.4cm" draw:start-shape="id86" draw:start-glue-point="1" draw:end-shape="id88" draw:end-glue-point="3" svg:d="M2574 11400h1300" svg:viewBox="0 0 1301 1">
          <text:p/>
        </draw:connector>
        <draw:connector draw:style-name="gr17" draw:text-style-name="P6" draw:layer="layout" draw:type="line" svg:x1="5.174cm" svg:y1="11.4cm" svg:x2="6.474cm" svg:y2="11.4cm" draw:start-shape="id88" draw:start-glue-point="1" draw:end-shape="id90" draw:end-glue-point="3" svg:d="M5174 11400h1300" svg:viewBox="0 0 1301 1">
          <text:p/>
        </draw:connector>
        <draw:connector draw:style-name="gr17" draw:text-style-name="P6" draw:layer="layout" draw:type="line" svg:x1="7.774cm" svg:y1="11.4cm" svg:x2="9.074cm" svg:y2="11.4cm" draw:start-shape="id90" draw:start-glue-point="1" draw:end-shape="id92" draw:end-glue-point="3" svg:d="M7774 11400h1300" svg:viewBox="0 0 1301 1">
          <text:p/>
        </draw:connector>
        <draw:frame draw:style-name="gr20" draw:text-style-name="P1" draw:layer="layout" svg:width="0.724cm" svg:height="0.797cm" svg:x="1.6cm" svg:y="8.816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20" draw:text-style-name="P1" draw:layer="layout" svg:width="0.731cm" svg:height="0.797cm" svg:x="4.2cm" svg:y="8.817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20" draw:text-style-name="P1" draw:layer="layout" svg:width="0.731cm" svg:height="0.797cm" svg:x="6.8cm" svg:y="8.818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20" draw:text-style-name="P1" draw:layer="layout" svg:width="0.752cm" svg:height="0.797cm" svg:x="9.4cm" svg:y="8.819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20" draw:text-style-name="P1" draw:layer="layout" svg:width="0.859cm" svg:height="0.797cm" svg:x="1.6cm" svg:y="13.317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20" draw:text-style-name="P1" draw:layer="layout" svg:width="0.866cm" svg:height="0.797cm" svg:x="4.101cm" svg:y="13.318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20" draw:text-style-name="P1" draw:layer="layout" svg:width="0.866cm" svg:height="0.797cm" svg:x="6.702cm" svg:y="13.319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20" draw:text-style-name="P1" draw:layer="layout" svg:width="0.887cm" svg:height="0.797cm" svg:x="9.303cm" svg:y="13.32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custom-shape draw:style-name="gr26" draw:text-style-name="P22" xml:id="id98" draw:id="id98" draw:layer="layout" svg:width="1.3cm" svg:height="1.2cm" svg:x="11.4cm" svg:y="5.8cm">
          <text:p/>
          <draw:enhanced-geometry svg:viewBox="0 0 21600 21600" draw:type="rectangle" draw:enhanced-path="M 0 0 L 21600 0 21600 21600 0 21600 0 0 Z N"/>
        </draw:custom-shape>
        <draw:frame draw:style-name="gr20" draw:text-style-name="P1" draw:layer="layout" svg:width="0.722cm" svg:height="0.797cm" svg:x="11.726cm" svg:y="6.019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custom-shape draw:style-name="gr26" draw:text-style-name="P22" draw:layer="layout" svg:width="1.3cm" svg:height="1.2cm" svg:x="14cm" svg:y="5.8cm">
          <text:p/>
          <draw:enhanced-geometry svg:viewBox="0 0 21600 21600" draw:type="rectangle" draw:enhanced-path="M 0 0 L 21600 0 21600 21600 0 21600 0 0 Z N"/>
        </draw:custom-shape>
        <draw:frame draw:style-name="gr20" draw:text-style-name="P1" draw:layer="layout" svg:width="0.711cm" svg:height="0.797cm" svg:x="14.326cm" svg:y="6.019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custom-shape draw:style-name="gr26" draw:text-style-name="P22" draw:layer="layout" svg:width="1.3cm" svg:height="1.2cm" svg:x="16.6cm" svg:y="5.8cm">
          <text:p/>
          <draw:enhanced-geometry svg:viewBox="0 0 21600 21600" draw:type="rectangle" draw:enhanced-path="M 0 0 L 21600 0 21600 21600 0 21600 0 0 Z N"/>
        </draw:custom-shape>
        <draw:frame draw:style-name="gr20" draw:text-style-name="P1" draw:layer="layout" svg:width="0.718cm" svg:height="0.797cm" svg:x="16.926cm" svg:y="6.019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custom-shape draw:style-name="gr26" draw:text-style-name="P22" draw:layer="layout" svg:width="1.3cm" svg:height="1.2cm" svg:x="19.2cm" svg:y="5.8cm">
          <text:p/>
          <draw:enhanced-geometry svg:viewBox="0 0 21600 21600" draw:type="rectangle" draw:enhanced-path="M 0 0 L 21600 0 21600 21600 0 21600 0 0 Z N"/>
        </draw:custom-shape>
        <draw:frame draw:style-name="gr20" draw:text-style-name="P1" draw:layer="layout" svg:width="0.718cm" svg:height="0.797cm" svg:x="19.526cm" svg:y="6.019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g>
          <draw:custom-shape draw:style-name="gr35" draw:text-style-name="P14" draw:layer="layout" svg:width="0.5cm" svg:height="0.6cm" svg:x="7.4cm" svg:y="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14" draw:layer="layout" svg:width="0.5cm" svg:height="0.6cm" svg:x="7.4cm" svg:y="5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14" draw:layer="layout" svg:width="0.5cm" svg:height="0.6cm" svg:x="7.4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20" draw:layer="layout" svg:width="2.1cm" svg:height="0.962cm" svg:x="1.7cm" svg:y="6.7cm">
          <draw:text-box>
            <text:p><text:span text:style-name="T4">query</text:span></text:p>
          </draw:text-box>
        </draw:frame>
        <draw:frame draw:style-name="gr7" draw:text-style-name="P20" draw:layer="layout" svg:width="1.5cm" svg:height="0.962cm" svg:x="4.6cm" svg:y="6.738cm">
          <draw:text-box>
            <text:p><text:span text:style-name="T4">key</text:span></text:p>
          </draw:text-box>
        </draw:frame>
        <draw:frame draw:style-name="gr7" draw:text-style-name="P20" draw:layer="layout" svg:width="2.1cm" svg:height="0.962cm" svg:x="6.6cm" svg:y="6.738cm">
          <draw:text-box>
            <text:p><text:span text:style-name="T4">value</text:span></text:p>
          </draw:text-box>
        </draw:frame>
        <draw:custom-shape draw:style-name="gr36" draw:text-style-name="P21" draw:layer="layout" svg:width="9.8cm" svg:height="6.9cm" svg:x="0.9cm" svg:y="1.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1" draw:layer="layout" svg:width="9.8cm" svg:height="6.1cm" svg:x="11cm" svg:y="1.1cm">
          <text:p/>
          <draw:enhanced-geometry svg:viewBox="0 0 21600 21600" draw:type="rectangle" draw:enhanced-path="M 0 0 L 21600 0 21600 21600 0 21600 0 0 Z N"/>
        </draw:custom-shape>
        <draw:frame draw:style-name="gr7" draw:text-style-name="P20" draw:layer="layout" svg:width="2.9cm" svg:height="0.962cm" svg:x="14.5cm" svg:y="7.538cm">
          <draw:text-box>
            <text:p><text:span text:style-name="T4">decoder</text:span></text:p>
          </draw:text-box>
        </draw:frame>
        <draw:custom-shape draw:style-name="gr37" draw:text-style-name="P25" xml:id="id97" draw:id="id97" draw:layer="layout" svg:width="4.6cm" svg:height="2.3cm" svg:x="1.8cm" svg:y="1.7cm">
          <text:p text:style-name="P1"><text:span text:style-name="T5">Alignment</text:span></text:p>
          <text:p text:style-name="P1"><text:span text:style-name="T5">(compatibility function)</text:span></text:p>
          <draw:enhanced-geometry svg:viewBox="0 0 21600 21600" draw:type="rectangle" draw:enhanced-path="M 0 0 L 21600 0 21600 21600 0 21600 0 0 Z N"/>
        </draw:custom-shape>
        <draw:line draw:style-name="gr38" draw:text-style-name="P6" draw:layer="layout" svg:x1="7.7cm" svg:y1="4.8cm" svg:x2="7.7cm" svg:y2="3.6cm">
          <text:p/>
        </draw:line>
        <draw:g>
          <draw:custom-shape draw:style-name="gr35" draw:text-style-name="P14" draw:layer="layout" svg:width="0.5cm" svg:height="0.6cm" svg:x="2.5cm" svg:y="4.8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14" draw:layer="layout" svg:width="0.5cm" svg:height="0.6cm" svg:x="2.5cm" svg:y="5.4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14" draw:layer="layout" svg:width="0.5cm" svg:height="0.6cm" svg:x="2.5cm" svg:y="6.0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38" draw:text-style-name="P6" draw:layer="layout" svg:x1="2.8cm" svg:y1="4.827cm" svg:x2="2.8cm" svg:y2="3.627cm">
          <text:p/>
        </draw:line>
        <draw:g>
          <draw:custom-shape draw:style-name="gr35" draw:text-style-name="P14" draw:layer="layout" svg:width="0.5cm" svg:height="0.6cm" svg:x="5cm" svg:y="4.8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14" draw:layer="layout" svg:width="0.5cm" svg:height="0.6cm" svg:x="5cm" svg:y="5.4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14" draw:layer="layout" svg:width="0.5cm" svg:height="0.6cm" svg:x="5cm" svg:y="6.0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38" draw:text-style-name="P6" draw:layer="layout" svg:x1="5.3cm" svg:y1="4.827cm" svg:x2="5.3cm" svg:y2="3.627cm">
          <text:p/>
        </draw:line>
        <draw:connector draw:style-name="gr39" draw:text-style-name="P6" draw:layer="layout" svg:x1="6.4cm" svg:y1="2.85cm" svg:x2="11.4cm" svg:y2="6.4cm" draw:start-shape="id97" draw:start-glue-point="1" draw:end-shape="id98" draw:end-glue-point="3" svg:d="M6400 2850h2527v3550h2473" svg:viewBox="0 0 5001 3551">
          <text:p/>
        </draw:connector>
        <draw:connector draw:style-name="gr17" draw:text-style-name="P6" draw:layer="layout" draw:type="line" svg:x1="1.924cm" svg:y1="8.621cm" svg:x2="1.924cm" svg:y2="7.621cm" svg:d="M1924 8621v-1000" svg:viewBox="0 0 1 1001">
          <text:p/>
        </draw:connector>
        <draw:connector draw:style-name="gr17" draw:text-style-name="P6" draw:layer="layout" draw:type="line" svg:x1="4.524cm" svg:y1="8.621cm" svg:x2="4.524cm" svg:y2="7.621cm" svg:d="M4524 8621v-1000" svg:viewBox="0 0 1 1001">
          <text:p/>
        </draw:connector>
        <draw:connector draw:style-name="gr17" draw:text-style-name="P6" draw:layer="layout" draw:type="line" svg:x1="7.124cm" svg:y1="8.621cm" svg:x2="7.124cm" svg:y2="7.621cm" svg:d="M7124 8621v-1000" svg:viewBox="0 0 1 1001">
          <text:p/>
        </draw:connector>
        <draw:connector draw:style-name="gr17" draw:text-style-name="P6" draw:layer="layout" draw:type="line" svg:x1="9.724cm" svg:y1="8.621cm" svg:x2="9.724cm" svg:y2="7.621cm" svg:d="M9724 8621v-1000" svg:viewBox="0 0 1 1001">
          <text:p/>
        </draw:connector>
        <draw:custom-shape draw:style-name="gr40" draw:text-style-name="P26" draw:layer="layout" svg:width="1cm" svg:height="1cm" svg:x="7.2cm" svg:y="2.3cm">
          <text:p text:style-name="P1"><text:span text:style-name="T6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TC1" svg:font-family="'Noto Sans CJK TC'" style:font-family-generic="swiss" style:font-pitch="variable"/>
    <style:font-face style:name="FreeSans" svg:font-family="FreeSans" style:font-family-generic="system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文泉驛正黑" svg:font-family="文泉驛正黑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TC" style:font-size-asian="24pt" style:language-asian="zh" style:country-asian="TW" style:font-name-complex="文泉驛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5T16:34:03.298027928</meta:creation-date>
    <dc:date>2019-03-26T14:15:53.325360691</dc:date>
    <meta:editing-duration>PT20M13S</meta:editing-duration>
    <meta:editing-cycles>7</meta:editing-cycles>
    <meta:generator>LibreOffice/6.2.2.2$Linux_X86_64 LibreOffice_project/20$Build-2</meta:generator>
    <meta:document-statistic meta:object-count="362"/>
  </office:meta>
</office:document-meta>
</file>

<file path=Object 1/content.xml><?xml version="1.0" encoding="utf-8"?>
<math xmlns="http://www.w3.org/1998/Math/MathML" display="block">
  <semantics>
    <msubsup>
      <mi>α</mi>
      <mn>0</mn>
      <mn>1</mn>
    </msubsup>
    <annotation encoding="StarMath 5.0">%ialpha ^1 _0</annotation>
  </semantics>
</math>
</file>

<file path=Object 10/content.xml><?xml version="1.0" encoding="utf-8"?>
<math xmlns="http://www.w3.org/1998/Math/MathML" display="block">
  <semantics>
    <msub>
      <mi>h</mi>
      <mn>2</mn>
    </msub>
    <annotation encoding="StarMath 5.0">h_2</annotation>
  </semantics>
</math>
</file>

<file path=Object 11/content.xml><?xml version="1.0" encoding="utf-8"?>
<math xmlns="http://www.w3.org/1998/Math/MathML" display="block">
  <semantics>
    <msub>
      <mi>h</mi>
      <mn>3</mn>
    </msub>
    <annotation encoding="StarMath 5.0">h_3</annotation>
  </semantics>
</math>
</file>

<file path=Object 12/content.xml><?xml version="1.0" encoding="utf-8"?>
<math xmlns="http://www.w3.org/1998/Math/MathML" display="block">
  <semantics>
    <msub>
      <mi>h</mi>
      <mn>4</mn>
    </msub>
    <annotation encoding="StarMath 5.0">h_4</annotation>
  </semantics>
</math>
</file>

<file path=Object 13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4/content.xml><?xml version="1.0" encoding="utf-8"?>
<math xmlns="http://www.w3.org/1998/Math/MathML" display="block">
  <semantics>
    <msub>
      <mi>w</mi>
      <mn>2</mn>
    </msub>
    <annotation encoding="StarMath 5.0">w_2</annotation>
  </semantics>
</math>
</file>

<file path=Object 15/content.xml><?xml version="1.0" encoding="utf-8"?>
<math xmlns="http://www.w3.org/1998/Math/MathML" display="block">
  <semantics>
    <msub>
      <mi>w</mi>
      <mn>3</mn>
    </msub>
    <annotation encoding="StarMath 5.0">w_3</annotation>
  </semantics>
</math>
</file>

<file path=Object 16/content.xml><?xml version="1.0" encoding="utf-8"?>
<math xmlns="http://www.w3.org/1998/Math/MathML" display="block">
  <semantics>
    <msub>
      <mi>w</mi>
      <mn>4</mn>
    </msub>
    <annotation encoding="StarMath 5.0">w_4</annotation>
  </semantics>
</math>
</file>

<file path=Object 17/content.xml><?xml version="1.0" encoding="utf-8"?>
<math xmlns="http://www.w3.org/1998/Math/MathML" display="block">
  <semantics>
    <msub>
      <mi>z</mi>
      <mn>0</mn>
    </msub>
    <annotation encoding="StarMath 5.0">z_0</annotation>
  </semantics>
</math>
</file>

<file path=Object 18/content.xml><?xml version="1.0" encoding="utf-8"?>
<math xmlns="http://www.w3.org/1998/Math/MathML" display="block">
  <semantics>
    <msub>
      <mi>z</mi>
      <mn>1</mn>
    </msub>
    <annotation encoding="StarMath 5.0">z_1</annotation>
  </semantics>
</math>
</file>

<file path=Object 19/content.xml><?xml version="1.0" encoding="utf-8"?>
<math xmlns="http://www.w3.org/1998/Math/MathML" display="block">
  <semantics>
    <msub>
      <mi>z</mi>
      <mn>2</mn>
    </msub>
    <annotation encoding="StarMath 5.0">z_2</annotation>
  </semantics>
</math>
</file>

<file path=Object 2/content.xml><?xml version="1.0" encoding="utf-8"?>
<math xmlns="http://www.w3.org/1998/Math/MathML" display="block">
  <semantics>
    <msubsup>
      <mi>α</mi>
      <mn>0</mn>
      <mn>2</mn>
    </msubsup>
    <annotation encoding="StarMath 5.0">%ialpha ^2 _0</annotation>
  </semantics>
</math>
</file>

<file path=Object 20/content.xml><?xml version="1.0" encoding="utf-8"?>
<math xmlns="http://www.w3.org/1998/Math/MathML" display="block">
  <semantics>
    <msubsup>
      <mi>α</mi>
      <mn>0</mn>
      <mn>1</mn>
    </msubsup>
    <annotation encoding="StarMath 5.0">%ialpha ^1 _0</annotation>
  </semantics>
</math>
</file>

<file path=Object 21/content.xml><?xml version="1.0" encoding="utf-8"?>
<math xmlns="http://www.w3.org/1998/Math/MathML" display="block">
  <semantics>
    <msubsup>
      <mi>α</mi>
      <mn>0</mn>
      <mn>2</mn>
    </msubsup>
    <annotation encoding="StarMath 5.0">%ialpha ^2 _0</annotation>
  </semantics>
</math>
</file>

<file path=Object 22/content.xml><?xml version="1.0" encoding="utf-8"?>
<math xmlns="http://www.w3.org/1998/Math/MathML" display="block">
  <semantics>
    <msubsup>
      <mi>α</mi>
      <mn>0</mn>
      <mn>3</mn>
    </msubsup>
    <annotation encoding="StarMath 5.0">%ialpha ^3 _0</annotation>
  </semantics>
</math>
</file>

<file path=Object 23/content.xml><?xml version="1.0" encoding="utf-8"?>
<math xmlns="http://www.w3.org/1998/Math/MathML" display="block">
  <semantics>
    <msubsup>
      <mi>α</mi>
      <mn>0</mn>
      <mn>4</mn>
    </msubsup>
    <annotation encoding="StarMath 5.0">%ialpha ^4 _0</annotation>
  </semantics>
</math>
</file>

<file path=Object 24/content.xml><?xml version="1.0" encoding="utf-8"?>
<math xmlns="http://www.w3.org/1998/Math/MathML" display="block">
  <semantics>
    <mover accent="true">
      <msubsup>
        <mi>α</mi>
        <mn>0</mn>
        <mn>1</mn>
      </msubsup>
      <mo stretchy="false">^</mo>
    </mover>
    <annotation encoding="StarMath 5.0">hat %ialpha ^1 _0 </annotation>
  </semantics>
</math>
</file>

<file path=Object 25/content.xml><?xml version="1.0" encoding="utf-8"?>
<math xmlns="http://www.w3.org/1998/Math/MathML" display="block">
  <semantics>
    <mover accent="true">
      <msubsup>
        <mi>α</mi>
        <mn>0</mn>
        <mn>2</mn>
      </msubsup>
      <mo stretchy="false">^</mo>
    </mover>
    <annotation encoding="StarMath 5.0">hat %ialpha ^2 _0 </annotation>
  </semantics>
</math>
</file>

<file path=Object 26/content.xml><?xml version="1.0" encoding="utf-8"?>
<math xmlns="http://www.w3.org/1998/Math/MathML" display="block">
  <semantics>
    <mover accent="true">
      <msubsup>
        <mi>α</mi>
        <mn>0</mn>
        <mn>3</mn>
      </msubsup>
      <mo stretchy="false">^</mo>
    </mover>
    <annotation encoding="StarMath 5.0">hat %ialpha ^3 _0 </annotation>
  </semantics>
</math>
</file>

<file path=Object 27/content.xml><?xml version="1.0" encoding="utf-8"?>
<math xmlns="http://www.w3.org/1998/Math/MathML" display="block">
  <semantics>
    <mover accent="true">
      <msubsup>
        <mi>α</mi>
        <mn>0</mn>
        <mn>4</mn>
      </msubsup>
      <mo stretchy="false">^</mo>
    </mover>
    <annotation encoding="StarMath 5.0">hat %ialpha ^4 _0 </annotation>
  </semantics>
</math>
</file>

<file path=Object 28/content.xml><?xml version="1.0" encoding="utf-8"?>
<math xmlns="http://www.w3.org/1998/Math/MathML" display="block">
  <semantics>
    <msub>
      <mi>h</mi>
      <mn>1</mn>
    </msub>
    <annotation encoding="StarMath 5.0">h_1</annotation>
  </semantics>
</math>
</file>

<file path=Object 29/content.xml><?xml version="1.0" encoding="utf-8"?>
<math xmlns="http://www.w3.org/1998/Math/MathML" display="block">
  <semantics>
    <msub>
      <mi>h</mi>
      <mn>2</mn>
    </msub>
    <annotation encoding="StarMath 5.0">h_2</annotation>
  </semantics>
</math>
</file>

<file path=Object 3/content.xml><?xml version="1.0" encoding="utf-8"?>
<math xmlns="http://www.w3.org/1998/Math/MathML" display="block">
  <semantics>
    <msubsup>
      <mi>α</mi>
      <mn>0</mn>
      <mn>3</mn>
    </msubsup>
    <annotation encoding="StarMath 5.0">%ialpha ^3 _0</annotation>
  </semantics>
</math>
</file>

<file path=Object 30/content.xml><?xml version="1.0" encoding="utf-8"?>
<math xmlns="http://www.w3.org/1998/Math/MathML" display="block">
  <semantics>
    <msub>
      <mi>h</mi>
      <mn>3</mn>
    </msub>
    <annotation encoding="StarMath 5.0">h_3</annotation>
  </semantics>
</math>
</file>

<file path=Object 31/content.xml><?xml version="1.0" encoding="utf-8"?>
<math xmlns="http://www.w3.org/1998/Math/MathML" display="block">
  <semantics>
    <msub>
      <mi>h</mi>
      <mn>4</mn>
    </msub>
    <annotation encoding="StarMath 5.0">h_4</annotation>
  </semantics>
</math>
</file>

<file path=Object 32/content.xml><?xml version="1.0" encoding="utf-8"?>
<math xmlns="http://www.w3.org/1998/Math/MathML" display="block">
  <semantics>
    <msub>
      <mi>c</mi>
      <mn>0</mn>
    </msub>
    <annotation encoding="StarMath 5.0">c_0</annotation>
  </semantics>
</math>
</file>

<file path=Object 33/content.xml><?xml version="1.0" encoding="utf-8"?>
<math xmlns="http://www.w3.org/1998/Math/MathML" display="block">
  <semantics>
    <msubsup>
      <mi>α</mi>
      <mn>0</mn>
      <mn>1</mn>
    </msubsup>
    <annotation encoding="StarMath 5.0">%ialpha ^1 _0</annotation>
  </semantics>
</math>
</file>

<file path=Object 34/content.xml><?xml version="1.0" encoding="utf-8"?>
<math xmlns="http://www.w3.org/1998/Math/MathML" display="block">
  <semantics>
    <msubsup>
      <mi>α</mi>
      <mn>0</mn>
      <mn>2</mn>
    </msubsup>
    <annotation encoding="StarMath 5.0">%ialpha ^2 _0</annotation>
  </semantics>
</math>
</file>

<file path=Object 35/content.xml><?xml version="1.0" encoding="utf-8"?>
<math xmlns="http://www.w3.org/1998/Math/MathML" display="block">
  <semantics>
    <msubsup>
      <mi>α</mi>
      <mn>0</mn>
      <mn>3</mn>
    </msubsup>
    <annotation encoding="StarMath 5.0">%ialpha ^3 _0</annotation>
  </semantics>
</math>
</file>

<file path=Object 36/content.xml><?xml version="1.0" encoding="utf-8"?>
<math xmlns="http://www.w3.org/1998/Math/MathML" display="block">
  <semantics>
    <msubsup>
      <mi>α</mi>
      <mn>0</mn>
      <mn>4</mn>
    </msubsup>
    <annotation encoding="StarMath 5.0">%ialpha ^4 _0</annotation>
  </semantics>
</math>
</file>

<file path=Object 37/content.xml><?xml version="1.0" encoding="utf-8"?>
<math xmlns="http://www.w3.org/1998/Math/MathML" display="block">
  <semantics>
    <msub>
      <mi>h</mi>
      <mn>1</mn>
    </msub>
    <annotation encoding="StarMath 5.0">h_1</annotation>
  </semantics>
</math>
</file>

<file path=Object 38/content.xml><?xml version="1.0" encoding="utf-8"?>
<math xmlns="http://www.w3.org/1998/Math/MathML" display="block">
  <semantics>
    <msub>
      <mi>h</mi>
      <mn>2</mn>
    </msub>
    <annotation encoding="StarMath 5.0">h_2</annotation>
  </semantics>
</math>
</file>

<file path=Object 39/content.xml><?xml version="1.0" encoding="utf-8"?>
<math xmlns="http://www.w3.org/1998/Math/MathML" display="block">
  <semantics>
    <msub>
      <mi>h</mi>
      <mn>3</mn>
    </msub>
    <annotation encoding="StarMath 5.0">h_3</annotation>
  </semantics>
</math>
</file>

<file path=Object 4/content.xml><?xml version="1.0" encoding="utf-8"?>
<math xmlns="http://www.w3.org/1998/Math/MathML" display="block">
  <semantics>
    <msubsup>
      <mi>α</mi>
      <mn>0</mn>
      <mn>4</mn>
    </msubsup>
    <annotation encoding="StarMath 5.0">%ialpha ^4 _0</annotation>
  </semantics>
</math>
</file>

<file path=Object 40/content.xml><?xml version="1.0" encoding="utf-8"?>
<math xmlns="http://www.w3.org/1998/Math/MathML" display="block">
  <semantics>
    <msub>
      <mi>h</mi>
      <mn>4</mn>
    </msub>
    <annotation encoding="StarMath 5.0">h_4</annotation>
  </semantics>
</math>
</file>

<file path=Object 41/content.xml><?xml version="1.0" encoding="utf-8"?>
<math xmlns="http://www.w3.org/1998/Math/MathML" display="block">
  <semantics>
    <msub>
      <mi>z</mi>
      <mn>0</mn>
    </msub>
    <annotation encoding="StarMath 5.0">z_0</annotation>
  </semantics>
</math>
</file>

<file path=Object 42/content.xml><?xml version="1.0" encoding="utf-8"?>
<math xmlns="http://www.w3.org/1998/Math/MathML" display="block">
  <semantics>
    <msub>
      <mi>z</mi>
      <mn>1</mn>
    </msub>
    <annotation encoding="StarMath 5.0">z_1</annotation>
  </semantics>
</math>
</file>

<file path=Object 43/content.xml><?xml version="1.0" encoding="utf-8"?>
<math xmlns="http://www.w3.org/1998/Math/MathML" display="block">
  <semantics>
    <msub>
      <mi>z</mi>
      <mn>2</mn>
    </msub>
    <annotation encoding="StarMath 5.0">z_2</annotation>
  </semantics>
</math>
</file>

<file path=Object 44/content.xml><?xml version="1.0" encoding="utf-8"?>
<math xmlns="http://www.w3.org/1998/Math/MathML" display="block">
  <semantics>
    <msub>
      <mi>h</mi>
      <mn>1</mn>
    </msub>
    <annotation encoding="StarMath 5.0">h_1</annotation>
  </semantics>
</math>
</file>

<file path=Object 45/content.xml><?xml version="1.0" encoding="utf-8"?>
<math xmlns="http://www.w3.org/1998/Math/MathML" display="block">
  <semantics>
    <msub>
      <mi>h</mi>
      <mn>2</mn>
    </msub>
    <annotation encoding="StarMath 5.0">h_2</annotation>
  </semantics>
</math>
</file>

<file path=Object 46/content.xml><?xml version="1.0" encoding="utf-8"?>
<math xmlns="http://www.w3.org/1998/Math/MathML" display="block">
  <semantics>
    <msub>
      <mi>h</mi>
      <mn>3</mn>
    </msub>
    <annotation encoding="StarMath 5.0">h_3</annotation>
  </semantics>
</math>
</file>

<file path=Object 47/content.xml><?xml version="1.0" encoding="utf-8"?>
<math xmlns="http://www.w3.org/1998/Math/MathML" display="block">
  <semantics>
    <msub>
      <mi>h</mi>
      <mn>4</mn>
    </msub>
    <annotation encoding="StarMath 5.0">h_4</annotation>
  </semantics>
</math>
</file>

<file path=Object 48/content.xml><?xml version="1.0" encoding="utf-8"?>
<math xmlns="http://www.w3.org/1998/Math/MathML" display="block">
  <semantics>
    <mover accent="true">
      <msubsup>
        <mi>α</mi>
        <mn>0</mn>
        <mn>1</mn>
      </msubsup>
      <mo stretchy="false">^</mo>
    </mover>
    <annotation encoding="StarMath 5.0">hat %ialpha ^1 _0 </annotation>
  </semantics>
</math>
</file>

<file path=Object 49/content.xml><?xml version="1.0" encoding="utf-8"?>
<math xmlns="http://www.w3.org/1998/Math/MathML" display="block">
  <semantics>
    <mover accent="true">
      <msubsup>
        <mi>α</mi>
        <mn>0</mn>
        <mn>2</mn>
      </msubsup>
      <mo stretchy="false">^</mo>
    </mover>
    <annotation encoding="StarMath 5.0">hat %ialpha ^2 _0 </annotation>
  </semantics>
</math>
</file>

<file path=Object 5/content.xml><?xml version="1.0" encoding="utf-8"?>
<math xmlns="http://www.w3.org/1998/Math/MathML" display="block">
  <semantics>
    <mover accent="true">
      <msubsup>
        <mi>α</mi>
        <mn>0</mn>
        <mn>1</mn>
      </msubsup>
      <mo stretchy="false">^</mo>
    </mover>
    <annotation encoding="StarMath 5.0">hat %ialpha ^1 _0 </annotation>
  </semantics>
</math>
</file>

<file path=Object 50/content.xml><?xml version="1.0" encoding="utf-8"?>
<math xmlns="http://www.w3.org/1998/Math/MathML" display="block">
  <semantics>
    <mover accent="true">
      <msubsup>
        <mi>α</mi>
        <mn>0</mn>
        <mn>3</mn>
      </msubsup>
      <mo stretchy="false">^</mo>
    </mover>
    <annotation encoding="StarMath 5.0">hat %ialpha ^3 _0 </annotation>
  </semantics>
</math>
</file>

<file path=Object 51/content.xml><?xml version="1.0" encoding="utf-8"?>
<math xmlns="http://www.w3.org/1998/Math/MathML" display="block">
  <semantics>
    <mover accent="true">
      <msubsup>
        <mi>α</mi>
        <mn>0</mn>
        <mn>4</mn>
      </msubsup>
      <mo stretchy="false">^</mo>
    </mover>
    <annotation encoding="StarMath 5.0">hat %ialpha ^4 _0 </annotation>
  </semantics>
</math>
</file>

<file path=Object 52/content.xml><?xml version="1.0" encoding="utf-8"?>
<math xmlns="http://www.w3.org/1998/Math/MathML" display="block">
  <semantics>
    <msub>
      <mi>c</mi>
      <mn>0</mn>
    </msub>
    <annotation encoding="StarMath 5.0">c_0</annotation>
  </semantics>
</math>
</file>

<file path=Object 53/content.xml><?xml version="1.0" encoding="utf-8"?>
<math xmlns="http://www.w3.org/1998/Math/MathML" display="block">
  <semantics>
    <msub>
      <mi>h</mi>
      <mn>1</mn>
    </msub>
    <annotation encoding="StarMath 5.0">h_1</annotation>
  </semantics>
</math>
</file>

<file path=Object 54/content.xml><?xml version="1.0" encoding="utf-8"?>
<math xmlns="http://www.w3.org/1998/Math/MathML" display="block">
  <semantics>
    <msub>
      <mi>h</mi>
      <mn>2</mn>
    </msub>
    <annotation encoding="StarMath 5.0">h_2</annotation>
  </semantics>
</math>
</file>

<file path=Object 55/content.xml><?xml version="1.0" encoding="utf-8"?>
<math xmlns="http://www.w3.org/1998/Math/MathML" display="block">
  <semantics>
    <msub>
      <mi>h</mi>
      <mn>3</mn>
    </msub>
    <annotation encoding="StarMath 5.0">h_3</annotation>
  </semantics>
</math>
</file>

<file path=Object 56/content.xml><?xml version="1.0" encoding="utf-8"?>
<math xmlns="http://www.w3.org/1998/Math/MathML" display="block">
  <semantics>
    <msub>
      <mi>h</mi>
      <mn>4</mn>
    </msub>
    <annotation encoding="StarMath 5.0">h_4</annotation>
  </semantics>
</math>
</file>

<file path=Object 57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58/content.xml><?xml version="1.0" encoding="utf-8"?>
<math xmlns="http://www.w3.org/1998/Math/MathML" display="block">
  <semantics>
    <msub>
      <mi>w</mi>
      <mn>2</mn>
    </msub>
    <annotation encoding="StarMath 5.0">w_2</annotation>
  </semantics>
</math>
</file>

<file path=Object 59/content.xml><?xml version="1.0" encoding="utf-8"?>
<math xmlns="http://www.w3.org/1998/Math/MathML" display="block">
  <semantics>
    <msub>
      <mi>w</mi>
      <mn>3</mn>
    </msub>
    <annotation encoding="StarMath 5.0">w_3</annotation>
  </semantics>
</math>
</file>

<file path=Object 6/content.xml><?xml version="1.0" encoding="utf-8"?>
<math xmlns="http://www.w3.org/1998/Math/MathML" display="block">
  <semantics>
    <mover accent="true">
      <msubsup>
        <mi>α</mi>
        <mn>0</mn>
        <mn>2</mn>
      </msubsup>
      <mo stretchy="false">^</mo>
    </mover>
    <annotation encoding="StarMath 5.0">hat %ialpha ^2 _0 </annotation>
  </semantics>
</math>
</file>

<file path=Object 60/content.xml><?xml version="1.0" encoding="utf-8"?>
<math xmlns="http://www.w3.org/1998/Math/MathML" display="block">
  <semantics>
    <msub>
      <mi>w</mi>
      <mn>4</mn>
    </msub>
    <annotation encoding="StarMath 5.0">w_4</annotation>
  </semantics>
</math>
</file>

<file path=Object 61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62/content.xml><?xml version="1.0" encoding="utf-8"?>
<math xmlns="http://www.w3.org/1998/Math/MathML" display="block">
  <semantics>
    <msub>
      <mi>w</mi>
      <mn>2</mn>
    </msub>
    <annotation encoding="StarMath 5.0">w_2</annotation>
  </semantics>
</math>
</file>

<file path=Object 63/content.xml><?xml version="1.0" encoding="utf-8"?>
<math xmlns="http://www.w3.org/1998/Math/MathML" display="block">
  <semantics>
    <msub>
      <mi>w</mi>
      <mn>3</mn>
    </msub>
    <annotation encoding="StarMath 5.0">w_3</annotation>
  </semantics>
</math>
</file>

<file path=Object 64/content.xml><?xml version="1.0" encoding="utf-8"?>
<math xmlns="http://www.w3.org/1998/Math/MathML" display="block">
  <semantics>
    <msub>
      <mi>w</mi>
      <mn>4</mn>
    </msub>
    <annotation encoding="StarMath 5.0">w_4</annotation>
  </semantics>
</math>
</file>

<file path=Object 65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66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67/content.xml><?xml version="1.0" encoding="utf-8"?>
<math xmlns="http://www.w3.org/1998/Math/MathML" display="block">
  <semantics>
    <msub>
      <mi>w</mi>
      <mn>2</mn>
    </msub>
    <annotation encoding="StarMath 5.0">w_2</annotation>
  </semantics>
</math>
</file>

<file path=Object 68/content.xml><?xml version="1.0" encoding="utf-8"?>
<math xmlns="http://www.w3.org/1998/Math/MathML" display="block">
  <semantics>
    <msub>
      <mi>w</mi>
      <mn>3</mn>
    </msub>
    <annotation encoding="StarMath 5.0">w_3</annotation>
  </semantics>
</math>
</file>

<file path=Object 69/content.xml><?xml version="1.0" encoding="utf-8"?>
<math xmlns="http://www.w3.org/1998/Math/MathML" display="block">
  <semantics>
    <msub>
      <mi>z</mi>
      <mn>0</mn>
    </msub>
    <annotation encoding="StarMath 5.0">z_0</annotation>
  </semantics>
</math>
</file>

<file path=Object 7/content.xml><?xml version="1.0" encoding="utf-8"?>
<math xmlns="http://www.w3.org/1998/Math/MathML" display="block">
  <semantics>
    <mover accent="true">
      <msubsup>
        <mi>α</mi>
        <mn>0</mn>
        <mn>3</mn>
      </msubsup>
      <mo stretchy="false">^</mo>
    </mover>
    <annotation encoding="StarMath 5.0">hat %ialpha ^3 _0 </annotation>
  </semantics>
</math>
</file>

<file path=Object 70/content.xml><?xml version="1.0" encoding="utf-8"?>
<math xmlns="http://www.w3.org/1998/Math/MathML" display="block">
  <semantics>
    <msub>
      <mi>z</mi>
      <mn>1</mn>
    </msub>
    <annotation encoding="StarMath 5.0">z_1</annotation>
  </semantics>
</math>
</file>

<file path=Object 71/content.xml><?xml version="1.0" encoding="utf-8"?>
<math xmlns="http://www.w3.org/1998/Math/MathML" display="block">
  <semantics>
    <msub>
      <mi>z</mi>
      <mn>2</mn>
    </msub>
    <annotation encoding="StarMath 5.0">z_2</annotation>
  </semantics>
</math>
</file>

<file path=Object 72/content.xml><?xml version="1.0" encoding="utf-8"?>
<math xmlns="http://www.w3.org/1998/Math/MathML" display="block">
  <semantics>
    <msub>
      <mi>z</mi>
      <mn>3</mn>
    </msub>
    <annotation encoding="StarMath 5.0">z_3</annotation>
  </semantics>
</math>
</file>

<file path=Object 73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74/content.xml><?xml version="1.0" encoding="utf-8"?>
<math xmlns="http://www.w3.org/1998/Math/MathML" display="block">
  <semantics>
    <msub>
      <mi>w</mi>
      <mn>2</mn>
    </msub>
    <annotation encoding="StarMath 5.0">w_2</annotation>
  </semantics>
</math>
</file>

<file path=Object 75/content.xml><?xml version="1.0" encoding="utf-8"?>
<math xmlns="http://www.w3.org/1998/Math/MathML" display="block">
  <semantics>
    <msub>
      <mi>w</mi>
      <mn>3</mn>
    </msub>
    <annotation encoding="StarMath 5.0">w_3</annotation>
  </semantics>
</math>
</file>

<file path=Object 76/content.xml><?xml version="1.0" encoding="utf-8"?>
<math xmlns="http://www.w3.org/1998/Math/MathML" display="block">
  <semantics>
    <msub>
      <mi>w</mi>
      <mn>4</mn>
    </msub>
    <annotation encoding="StarMath 5.0">w_4</annotation>
  </semantics>
</math>
</file>

<file path=Object 8/content.xml><?xml version="1.0" encoding="utf-8"?>
<math xmlns="http://www.w3.org/1998/Math/MathML" display="block">
  <semantics>
    <mover accent="true">
      <msubsup>
        <mi>α</mi>
        <mn>0</mn>
        <mn>4</mn>
      </msubsup>
      <mo stretchy="false">^</mo>
    </mover>
    <annotation encoding="StarMath 5.0">hat %ialpha ^4 _0 </annotation>
  </semantics>
</math>
</file>

<file path=Object 82/content.xml><?xml version="1.0" encoding="utf-8"?>
<math xmlns="http://www.w3.org/1998/Math/MathML" display="block">
  <semantics>
    <msub>
      <mi>z</mi>
      <mn>1</mn>
    </msub>
    <annotation encoding="StarMath 5.0">z_1</annotation>
  </semantics>
</math>
</file>

<file path=Object 83/content.xml><?xml version="1.0" encoding="utf-8"?>
<math xmlns="http://www.w3.org/1998/Math/MathML" display="block">
  <semantics>
    <msub>
      <mi>z</mi>
      <mn>2</mn>
    </msub>
    <annotation encoding="StarMath 5.0">z_2</annotation>
  </semantics>
</math>
</file>

<file path=Object 84/content.xml><?xml version="1.0" encoding="utf-8"?>
<math xmlns="http://www.w3.org/1998/Math/MathML" display="block">
  <semantics>
    <msub>
      <mi>z</mi>
      <mn>3</mn>
    </msub>
    <annotation encoding="StarMath 5.0">z_3</annotation>
  </semantics>
</math>
</file>

<file path=Object 85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86/content.xml><?xml version="1.0" encoding="utf-8"?>
<math xmlns="http://www.w3.org/1998/Math/MathML" display="block">
  <semantics>
    <msub>
      <mi>w</mi>
      <mn>2</mn>
    </msub>
    <annotation encoding="StarMath 5.0">w_2</annotation>
  </semantics>
</math>
</file>

<file path=Object 87/content.xml><?xml version="1.0" encoding="utf-8"?>
<math xmlns="http://www.w3.org/1998/Math/MathML" display="block">
  <semantics>
    <msub>
      <mi>w</mi>
      <mn>3</mn>
    </msub>
    <annotation encoding="StarMath 5.0">w_3</annotation>
  </semantics>
</math>
</file>

<file path=Object 88/content.xml><?xml version="1.0" encoding="utf-8"?>
<math xmlns="http://www.w3.org/1998/Math/MathML" display="block">
  <semantics>
    <msub>
      <mi>w</mi>
      <mn>4</mn>
    </msub>
    <annotation encoding="StarMath 5.0">w_4</annotation>
  </semantics>
</math>
</file>

<file path=Object 89/content.xml><?xml version="1.0" encoding="utf-8"?>
<math xmlns="http://www.w3.org/1998/Math/MathML" display="block">
  <semantics>
    <msub>
      <mi>c</mi>
      <mn>0</mn>
    </msub>
    <annotation encoding="StarMath 5.0">c_0</annotation>
  </semantics>
</math>
</file>

<file path=Object 9/content.xml><?xml version="1.0" encoding="utf-8"?>
<math xmlns="http://www.w3.org/1998/Math/MathML" display="block">
  <semantics>
    <msub>
      <mi>h</mi>
      <mn>1</mn>
    </msub>
    <annotation encoding="StarMath 5.0">h_1</annotation>
  </semantics>
</math>
</file>

<file path=Object 90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91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92/content.xml><?xml version="1.0" encoding="utf-8"?>
<math xmlns="http://www.w3.org/1998/Math/MathML" display="block">
  <semantics>
    <msub>
      <mi>c</mi>
      <mn>3</mn>
    </msub>
    <annotation encoding="StarMath 5.0">c_3</annotation>
  </semantics>
</math>
</file>